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Liberation Sans" fo:font-weight="bold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9673in" svg:y="8.2031in">
            <draw:object draw:notify-on-update-of-ranges="Sheet1.J38:Sheet1.J38 Sheet1.J39:Sheet1.J39 Sheet1.J40:Sheet1.J40 Sheet1.J40:Sheet1.J40 Sheet1.K38:Sheet1.K38 Sheet1.K39:Sheet1.K39 Sheet1.K40:Sheet1.K40 Sheet1.K40:Sheet1.K40 Sheet1.L38:Sheet1.L38 Sheet1.L39:Sheet1.L39 Sheet1.L40:Sheet1.L40 Sheet1.L40:Sheet1.L40 Sheet1.M38:Sheet1.M38 Sheet1.M39:Sheet1.M39 Sheet1.M40:Sheet1.M40 Sheet1.M40:Sheet1.M4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41in" svg:height="3.5465in" svg:x="7.961in" svg:y="1.5961in">
            <draw:object draw:notify-on-update-of-ranges="Sheet1.J6:Sheet1.J6 Sheet1.J7:Sheet1.J7 Sheet1.J8:Sheet1.J8 Sheet1.J8:Sheet1.J8 Sheet1.K6:Sheet1.K6 Sheet1.K7:Sheet1.K7 Sheet1.K8:Sheet1.K8 Sheet1.K8:Sheet1.K8 Sheet1.L6:Sheet1.L6 Sheet1.L7:Sheet1.L7 Sheet1.L8:Sheet1.L8 Sheet1.L8:Sheet1.L8 Sheet1.M6:Sheet1.M6 Sheet1.M7:Sheet1.M7 Sheet1.M8:Sheet1.M8 Sheet1.M8:Sheet1.M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6.2941in" svg:height="3.5465in" svg:x="7.9374in" svg:y="14.2311in">
            <draw:object draw:notify-on-update-of-ranges="Sheet1.J77:Sheet1.J77 Sheet1.J78:Sheet1.J78 Sheet1.J79:Sheet1.J79 Sheet1.J79:Sheet1.J79 Sheet1.K77:Sheet1.K77 Sheet1.K78:Sheet1.K78 Sheet1.K79:Sheet1.K79 Sheet1.K79:Sheet1.K79 Sheet1.L77:Sheet1.L77 Sheet1.L78:Sheet1.L78 Sheet1.L79:Sheet1.L79 Sheet1.L79:Sheet1.L79 Sheet1.M77:Sheet1.M77 Sheet1.M78:Sheet1.M78 Sheet1.M79:Sheet1.M79 Sheet1.M79:Sheet1.M7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8.0362in" svg:y="19.9209in">
            <draw:object draw:notify-on-update-of-ranges="Sheet1.J107:Sheet1.J107 Sheet1.J108:Sheet1.J108 Sheet1.J109:Sheet1.J109 Sheet1.J109:Sheet1.J109 Sheet1.K107:Sheet1.K107 Sheet1.K108:Sheet1.K108 Sheet1.K109:Sheet1.K109 Sheet1.K109:Sheet1.K109 Sheet1.L107:Sheet1.L107 Sheet1.L108:Sheet1.L108 Sheet1.L109:Sheet1.L109 Sheet1.L109:Sheet1.L109 Sheet1.M107:Sheet1.M107 Sheet1.M108:Sheet1.M108 Sheet1.M109:Sheet1.M109 Sheet1.M109:Sheet1.M10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4"/>
          <table:table-cell office:value-type="string" calcext:value-type="string">
            <text:p>Sparsity</text:p>
          </table:table-cell>
          <table:table-cell office:value-type="string" calcext:value-type="string">
            <text:p>Noise Level</text:p>
          </table:table-cell>
          <table:table-cell office:value-type="string" calcext:value-type="string">
            <text:p>Samples </text:p>
          </table:table-cell>
          <table:table-cell office:value-type="string" calcext:value-type="string">
            <text:p>Number of Tests</text:p>
          </table:table-cell>
          <table:table-cell office:value-type="string" calcext:value-type="string">
            <text:p>Alpha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0.99" calcext:value-type="float">
            <text:p>0.99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l Kern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  <table:table-cell office:value-type="string" calcext:value-type="string">
            <text:p>Test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Dirichlet Process Output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Dirichlet Process Outpu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2" calcext:value-type="float">
            <text:p>0.952</text:p>
          </table:table-cell>
          <table:table-cell office:value-type="float" office:value="0.907" calcext:value-type="float">
            <text:p>0.90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74" calcext:value-type="float">
            <text:p>0.74</text:p>
          </table:table-cell>
          <table:table-cell table:number-columns-repeated="2"/>
          <table:table-cell office:value-type="string" calcext:value-type="string">
            <text:p>Samples Training</text:p>
          </table:table-cell>
          <table:table-cell office:value-type="string" calcext:value-type="string">
            <text:p>Dirichlet Process Output Training</text:p>
          </table:table-cell>
          <table:table-cell office:value-type="string" calcext:value-type="string">
            <text:p>Samples Testing</text:p>
          </table:table-cell>
          <table:table-cell office:value-type="string" calcext:value-type="string">
            <text:p>Dirichlet Process Output Testing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48" calcext:value-type="float">
            <text:p>0.948</text:p>
          </table:table-cell>
          <table:table-cell office:value-type="float" office:value="0.923" calcext:value-type="float">
            <text:p>0.9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7" calcext:value-type="float">
            <text:p>0.77</text:p>
          </table:table-cell>
          <table:table-cell office:value-type="float" office:value="0.731" calcext:value-type="float">
            <text:p>0.731</text:p>
          </table:table-cell>
          <table:table-cell table:number-columns-repeated="2"/>
          <table:table-cell table:formula="of:=[.B15]" office:value-type="float" office:value="0.9468" calcext:value-type="float">
            <text:p>0.9468</text:p>
          </table:table-cell>
          <table:table-cell table:formula="of:=[.C15]" office:value-type="float" office:value="0.9126" calcext:value-type="float">
            <text:p>0.9126</text:p>
          </table:table-cell>
          <table:table-cell table:formula="of:=[.F15]" office:value-type="float" office:value="0.7292" calcext:value-type="float">
            <text:p>0.7292</text:p>
          </table:table-cell>
          <table:table-cell table:formula="of:=[.G15]" office:value-type="float" office:value="0.7216" calcext:value-type="float">
            <text:p>0.7216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5" calcext:value-type="float">
            <text:p>0.945</text:p>
          </table:table-cell>
          <table:table-cell office:value-type="float" office:value="0.919" calcext:value-type="float">
            <text:p>0.9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85" calcext:value-type="float">
            <text:p>0.685</text:p>
          </table:table-cell>
          <table:table-cell office:value-type="float" office:value="0.697" calcext:value-type="float">
            <text:p>0.697</text:p>
          </table:table-cell>
          <table:table-cell table:number-columns-repeated="2"/>
          <table:table-cell table:formula="of:=[.B23]" office:value-type="float" office:value="0.00800000000000001" calcext:value-type="float">
            <text:p>0.008</text:p>
          </table:table-cell>
          <table:table-cell table:formula="of:=[.C23]" office:value-type="float" office:value="0.018" calcext:value-type="float">
            <text:p>0.018</text:p>
          </table:table-cell>
          <table:table-cell table:formula="of:=[.F23]" office:value-type="float" office:value="0.085" calcext:value-type="float">
            <text:p>0.085</text:p>
          </table:table-cell>
          <table:table-cell table:formula="of:=[.G23]" office:value-type="float" office:value="0.0429999999999999" calcext:value-type="float">
            <text:p>0.043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44" calcext:value-type="float">
            <text:p>0.944</text:p>
          </table:table-cell>
          <table:table-cell office:value-type="float" office:value="0.909" calcext:value-type="float">
            <text:p>0.9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08" calcext:value-type="float">
            <text:p>0.708</text:p>
          </table:table-cell>
          <table:table-cell office:value-type="float" office:value="0.722" calcext:value-type="float">
            <text:p>0.722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05" calcext:value-type="float">
            <text:p>0.9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43" calcext:value-type="float">
            <text:p>0.743</text:p>
          </table:table-cell>
          <table:table-cell office:value-type="float" office:value="0.718" calcext:value-type="float">
            <text:p>0.7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amples</text:p>
          </table:table-cell>
          <table:table-cell table:style-name="ce2" office:value-type="string" calcext:value-type="string">
            <text:p>Dirichlet Process Output</text:p>
          </table:table-cell>
          <table:table-cell table:number-columns-repeated="2"/>
          <table:table-cell table:style-name="ce2" office:value-type="string" calcext:value-type="string">
            <text:p>Samples</text:p>
          </table:table-cell>
          <table:table-cell table:style-name="ce2" office:value-type="string" calcext:value-type="string">
            <text:p>Dirichlet Process Outp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$B$6:.$B$10])" office:value-type="float" office:value="0.9468" calcext:value-type="float">
            <text:p>0.9468</text:p>
          </table:table-cell>
          <table:table-cell table:formula="of:=AVERAGE([.$C$6:.$C$10])" office:value-type="float" office:value="0.9126" calcext:value-type="float">
            <text:p>0.9126</text:p>
          </table:table-cell>
          <table:table-cell/>
          <table:table-cell office:value-type="string" calcext:value-type="string">
            <text:p>Mean</text:p>
          </table:table-cell>
          <table:table-cell table:formula="of:=AVERAGE([.$F$6:.$F$10])" office:value-type="float" office:value="0.7292" calcext:value-type="float">
            <text:p>0.7292</text:p>
          </table:table-cell>
          <table:table-cell table:formula="of:=AVERAGE([.$G$6:.$G$10])" office:value-type="float" office:value="0.7216" calcext:value-type="float">
            <text:p>0.72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ndard Error</text:p>
          </table:table-cell>
          <table:table-cell table:formula="of:=SQRT(VAR([.$B$6:.$B$10])/COUNT([.$B$6:.$B$10]))" office:value-type="float" office:value="0.00146287388383278" calcext:value-type="float">
            <text:p>0.0014628739</text:p>
          </table:table-cell>
          <table:table-cell table:formula="of:=SQRT(VAR([.$C$6:.$C$10])/COUNT([.$C$6:.$C$10]))" office:value-type="float" office:value="0.00354400902933387" calcext:value-type="float">
            <text:p>0.003544009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F$6:.$F$10])/COUNT([.$F$6:.$F$10]))" office:value-type="float" office:value="0.0147898613921835" calcext:value-type="float">
            <text:p>0.0147898614</text:p>
          </table:table-cell>
          <table:table-cell table:formula="of:=SQRT(VAR([.$G$6:.$G$10])/COUNT([.$G$6:.$G$10]))" office:value-type="float" office:value="0.00722910782877111" calcext:value-type="float">
            <text:p>0.00722910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</text:p>
          </table:table-cell>
          <table:table-cell table:formula="of:=MODE([.$B$6:.$B$10])" office:value-type="float" office:value="0.945" calcext:value-type="float">
            <text:p>0.945</text:p>
          </table:table-cell>
          <table:table-cell table:formula="of:=MODE([.$C$6:.$C$10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Mode</text:p>
          </table:table-cell>
          <table:table-cell table:formula="of:=MODE([.$F$6:.$F$10])" office:value-type="string" office:string-value="" calcext:value-type="error">
            <text:p>#VALUE!</text:p>
          </table:table-cell>
          <table:table-cell table:formula="of:=MODE([.$G$6:.$G$10])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$B$6:.$B$10])" office:value-type="float" office:value="0.945" calcext:value-type="float">
            <text:p>0.945</text:p>
          </table:table-cell>
          <table:table-cell table:formula="of:=MEDIAN([.$C$6:.$C$10])" office:value-type="float" office:value="0.909" calcext:value-type="float">
            <text:p>0.909</text:p>
          </table:table-cell>
          <table:table-cell/>
          <table:table-cell office:value-type="string" calcext:value-type="string">
            <text:p>Median</text:p>
          </table:table-cell>
          <table:table-cell table:formula="of:=MEDIAN([.$F$6:.$F$10])" office:value-type="float" office:value="0.74" calcext:value-type="float">
            <text:p>0.74</text:p>
          </table:table-cell>
          <table:table-cell table:formula="of:=MEDIAN([.$G$6:.$G$10])" office:value-type="float" office:value="0.722" calcext:value-type="float">
            <text:p>0.7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riance</text:p>
          </table:table-cell>
          <table:table-cell table:formula="of:=VAR([.$B$6:.$B$10])" office:value-type="float" office:value="0.0000107" calcext:value-type="float">
            <text:p>0.0000107</text:p>
          </table:table-cell>
          <table:table-cell table:formula="of:=VAR([.$C$6:.$C$10])" office:value-type="float" office:value="0.0000628000000000001" calcext:value-type="float">
            <text:p>0.0000628</text:p>
          </table:table-cell>
          <table:table-cell/>
          <table:table-cell office:value-type="string" calcext:value-type="string">
            <text:p>Variance</text:p>
          </table:table-cell>
          <table:table-cell table:formula="of:=VAR([.$F$6:.$F$10])" office:value-type="float" office:value="0.0010937" calcext:value-type="float">
            <text:p>0.0010937</text:p>
          </table:table-cell>
          <table:table-cell table:formula="of:=VAR([.$G$6:.$G$10])" office:value-type="float" office:value="0.000261299999999999" calcext:value-type="float">
            <text:p>0.00026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([.$B$6:.$B$10])" office:value-type="float" office:value="0.00327108544675923" calcext:value-type="float">
            <text:p>0.0032710854</text:p>
          </table:table-cell>
          <table:table-cell table:formula="of:=STDEV([.$C$6:.$C$10])" office:value-type="float" office:value="0.00792464510246359" calcext:value-type="float">
            <text:p>0.0079246451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F$6:.$F$10])" office:value-type="float" office:value="0.033071135450722" calcext:value-type="float">
            <text:p>0.0330711355</text:p>
          </table:table-cell>
          <table:table-cell table:formula="of:=STDEV([.$G$6:.$G$10])" office:value-type="float" office:value="0.0161647765218081" calcext:value-type="float">
            <text:p>0.01616477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urtosis</text:p>
          </table:table-cell>
          <table:table-cell table:formula="of:=KURT([.$B$6:.$B$10])" office:value-type="float" office:value="0.905755961219741" calcext:value-type="float">
            <text:p>0.9057559612</text:p>
          </table:table-cell>
          <table:table-cell table:formula="of:=KURT([.$C$6:.$C$10])" office:value-type="float" office:value="-2.33802588340302" calcext:value-type="float">
            <text:p>-2.3380258834</text:p>
          </table:table-cell>
          <table:table-cell/>
          <table:table-cell office:value-type="string" calcext:value-type="string">
            <text:p>Kurtosis</text:p>
          </table:table-cell>
          <table:table-cell table:formula="of:=KURT([.$F$6:.$F$10])" office:value-type="float" office:value="-0.852658098550393" calcext:value-type="float">
            <text:p>-0.8526580986</text:p>
          </table:table-cell>
          <table:table-cell table:formula="of:=KURT([.$G$6:.$G$10])" office:value-type="float" office:value="0.94906110619735" calcext:value-type="float">
            <text:p>0.94906110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ewness</text:p>
          </table:table-cell>
          <table:table-cell table:formula="of:=SKEW([.$B$6:.$B$10])" office:value-type="float" office:value="1.29426299884888" calcext:value-type="float">
            <text:p>1.2942629988</text:p>
          </table:table-cell>
          <table:table-cell table:formula="of:=SKEW([.$C$6:.$C$10])" office:value-type="float" office:value="0.607634356105947" calcext:value-type="float">
            <text:p>0.6076343561</text:p>
          </table:table-cell>
          <table:table-cell/>
          <table:table-cell office:value-type="string" calcext:value-type="string">
            <text:p>Skewness</text:p>
          </table:table-cell>
          <table:table-cell table:formula="of:=SKEW([.$F$6:.$F$10])" office:value-type="float" office:value="-0.277324509229136" calcext:value-type="float">
            <text:p>-0.2773245092</text:p>
          </table:table-cell>
          <table:table-cell table:formula="of:=SKEW([.$G$6:.$G$10])" office:value-type="float" office:value="-0.776683655487522" calcext:value-type="float">
            <text:p>-0.77668365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nge</text:p>
          </table:table-cell>
          <table:table-cell table:formula="of:=MAX([.$B$6:.$B$10])-MIN([.$B$6:.$B$10])" office:value-type="float" office:value="0.00800000000000001" calcext:value-type="float">
            <text:p>0.008</text:p>
          </table:table-cell>
          <table:table-cell table:formula="of:=MAX([.$C$6:.$C$10])-MIN([.$C$6:.$C$10])" office:value-type="float" office:value="0.018" calcext:value-type="float">
            <text:p>0.018</text:p>
          </table:table-cell>
          <table:table-cell/>
          <table:table-cell office:value-type="string" calcext:value-type="string">
            <text:p>Range</text:p>
          </table:table-cell>
          <table:table-cell table:formula="of:=MAX([.$F$6:.$F$10])-MIN([.$F$6:.$F$10])" office:value-type="float" office:value="0.085" calcext:value-type="float">
            <text:p>0.085</text:p>
          </table:table-cell>
          <table:table-cell table:formula="of:=MAX([.$G$6:.$G$10])-MIN([.$G$6:.$G$10])" office:value-type="float" office:value="0.0429999999999999" calcext:value-type="float">
            <text:p>0.0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imum</text:p>
          </table:table-cell>
          <table:table-cell table:formula="of:=MIN([.$B$6:.$B$10])" office:value-type="float" office:value="0.944" calcext:value-type="float">
            <text:p>0.944</text:p>
          </table:table-cell>
          <table:table-cell table:formula="of:=MIN([.$C$6:.$C$10])" office:value-type="float" office:value="0.905" calcext:value-type="float">
            <text:p>0.905</text:p>
          </table:table-cell>
          <table:table-cell/>
          <table:table-cell office:value-type="string" calcext:value-type="string">
            <text:p>Minimum</text:p>
          </table:table-cell>
          <table:table-cell table:formula="of:=MIN([.$F$6:.$F$10])" office:value-type="float" office:value="0.685" calcext:value-type="float">
            <text:p>0.685</text:p>
          </table:table-cell>
          <table:table-cell table:formula="of:=MIN([.$G$6:.$G$10])" office:value-type="float" office:value="0.697" calcext:value-type="float">
            <text:p>0.6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imum</text:p>
          </table:table-cell>
          <table:table-cell table:formula="of:=MAX([.$B$6:.$B$10])" office:value-type="float" office:value="0.952" calcext:value-type="float">
            <text:p>0.952</text:p>
          </table:table-cell>
          <table:table-cell table:formula="of:=MAX([.$C$6:.$C$10])" office:value-type="float" office:value="0.923" calcext:value-type="float">
            <text:p>0.923</text:p>
          </table:table-cell>
          <table:table-cell/>
          <table:table-cell office:value-type="string" calcext:value-type="string">
            <text:p>Maximum</text:p>
          </table:table-cell>
          <table:table-cell table:formula="of:=MAX([.$F$6:.$F$10])" office:value-type="float" office:value="0.77" calcext:value-type="float">
            <text:p>0.77</text:p>
          </table:table-cell>
          <table:table-cell table:formula="of:=MAX([.$G$6:.$G$10])" office:value-type="float" office:value="0.74" calcext:value-type="float">
            <text:p>0.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$B$6:.$B$10])" office:value-type="float" office:value="4.734" calcext:value-type="float">
            <text:p>4.734</text:p>
          </table:table-cell>
          <table:table-cell table:formula="of:=SUM([.$C$6:.$C$10])" office:value-type="float" office:value="4.563" calcext:value-type="float">
            <text:p>4.563</text:p>
          </table:table-cell>
          <table:table-cell/>
          <table:table-cell office:value-type="string" calcext:value-type="string">
            <text:p>Sum</text:p>
          </table:table-cell>
          <table:table-cell table:formula="of:=SUM([.$F$6:.$F$10])" office:value-type="float" office:value="3.646" calcext:value-type="float">
            <text:p>3.646</text:p>
          </table:table-cell>
          <table:table-cell table:formula="of:=SUM([.$G$6:.$G$10])" office:value-type="float" office:value="3.608" calcext:value-type="float">
            <text:p>3.6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nt</text:p>
          </table:table-cell>
          <table:table-cell table:formula="of:=COUNT([.$B$6:.$B$10])" office:value-type="float" office:value="5" calcext:value-type="float">
            <text:p>5</text:p>
          </table:table-cell>
          <table:table-cell table:formula="of:=COUNT([.$C$6:.$C$10])" office:value-type="float" office:value="5" calcext:value-type="float">
            <text:p>5</text:p>
          </table:table-cell>
          <table:table-cell/>
          <table:table-cell office:value-type="string" calcext:value-type="string">
            <text:p>Count</text:p>
          </table:table-cell>
          <table:table-cell table:formula="of:=COUNT([.$F$6:.$F$10])" office:value-type="float" office:value="5" calcext:value-type="float">
            <text:p>5</text:p>
          </table:table-cell>
          <table:table-cell table:formula="of:=COUNT([.$G$6:.$G$10])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RBF Kern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  <table:table-cell office:value-type="string" calcext:value-type="string">
            <text:p>Test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Dirichlet Process Output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Dirichlet Process Output</text:p>
          </table:table-cell>
          <table:table-cell table:number-columns-repeated="2"/>
          <table:table-cell office:value-type="string" calcext:value-type="string">
            <text:p>Samples Training</text:p>
          </table:table-cell>
          <table:table-cell office:value-type="string" calcext:value-type="string">
            <text:p>Dirichlet Process Output Training</text:p>
          </table:table-cell>
          <table:table-cell office:value-type="string" calcext:value-type="string">
            <text:p>Samples Testing</text:p>
          </table:table-cell>
          <table:table-cell office:value-type="string" calcext:value-type="string">
            <text:p>Dirichlet Process Output Testing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8" calcext:value-type="float">
            <text:p>0.958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36" calcext:value-type="float">
            <text:p>0.736</text:p>
          </table:table-cell>
          <table:table-cell table:number-columns-repeated="2"/>
          <table:table-cell table:formula="of:=[.B48]" office:value-type="float" office:value="0.9526" calcext:value-type="float">
            <text:p>0.9526</text:p>
          </table:table-cell>
          <table:table-cell table:formula="of:=[.C48]" office:value-type="float" office:value="0.9164" calcext:value-type="float">
            <text:p>0.9164</text:p>
          </table:table-cell>
          <table:table-cell table:formula="of:=[.F48]" office:value-type="float" office:value="0.7292" calcext:value-type="float">
            <text:p>0.7292</text:p>
          </table:table-cell>
          <table:table-cell table:formula="of:=[.G48]" office:value-type="float" office:value="0.7198" calcext:value-type="float">
            <text:p>0.7198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2" calcext:value-type="float">
            <text:p>0.952</text:p>
          </table:table-cell>
          <table:table-cell office:value-type="float" office:value="0.923" calcext:value-type="float">
            <text:p>0.9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41" calcext:value-type="float">
            <text:p>0.741</text:p>
          </table:table-cell>
          <table:table-cell office:value-type="float" office:value="0.738" calcext:value-type="float">
            <text:p>0.738</text:p>
          </table:table-cell>
          <table:table-cell table:number-columns-repeated="2"/>
          <table:table-cell table:formula="of:=[.B56]" office:value-type="float" office:value="0.00800000000000001" calcext:value-type="float">
            <text:p>0.008</text:p>
          </table:table-cell>
          <table:table-cell table:formula="of:=[.C56]" office:value-type="float" office:value="0.014" calcext:value-type="float">
            <text:p>0.014</text:p>
          </table:table-cell>
          <table:table-cell table:formula="of:=[.F56]" office:value-type="float" office:value="0.0479999999999999" calcext:value-type="float">
            <text:p>0.048</text:p>
          </table:table-cell>
          <table:table-cell table:formula="of:=[.G56]" office:value-type="float" office:value="0.0469999999999999" calcext:value-type="float">
            <text:p>0.047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2" calcext:value-type="float">
            <text:p>0.952</text:p>
          </table:table-cell>
          <table:table-cell office:value-type="float" office:value="0.923" calcext:value-type="float">
            <text:p>0.9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97" calcext:value-type="float">
            <text:p>0.697</text:p>
          </table:table-cell>
          <table:table-cell office:value-type="float" office:value="0.691" calcext:value-type="float">
            <text:p>0.69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1" calcext:value-type="float">
            <text:p>0.951</text:p>
          </table:table-cell>
          <table:table-cell office:value-type="float" office:value="0.917" calcext:value-type="float">
            <text:p>0.91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.72" calcext:value-type="float">
            <text:p>0.72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909" calcext:value-type="float">
            <text:p>0.9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43" calcext:value-type="float">
            <text:p>0.743</text:p>
          </table:table-cell>
          <table:table-cell office:value-type="float" office:value="0.714" calcext:value-type="float">
            <text:p>0.7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amples</text:p>
          </table:table-cell>
          <table:table-cell table:style-name="ce2" office:value-type="string" calcext:value-type="string">
            <text:p>Dirichlet Process Output</text:p>
          </table:table-cell>
          <table:table-cell table:number-columns-repeated="2"/>
          <table:table-cell table:style-name="ce2" office:value-type="string" calcext:value-type="string">
            <text:p>Samples</text:p>
          </table:table-cell>
          <table:table-cell table:style-name="ce2" office:value-type="string" calcext:value-type="string">
            <text:p>Dirichlet Process Outp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$B$39:.$B$43])" office:value-type="float" office:value="0.9526" calcext:value-type="float">
            <text:p>0.9526</text:p>
          </table:table-cell>
          <table:table-cell table:formula="of:=AVERAGE([.$C$39:.$C$43])" office:value-type="float" office:value="0.9164" calcext:value-type="float">
            <text:p>0.9164</text:p>
          </table:table-cell>
          <table:table-cell/>
          <table:table-cell office:value-type="string" calcext:value-type="string">
            <text:p>Mean</text:p>
          </table:table-cell>
          <table:table-cell table:formula="of:=AVERAGE([.$F$39:.$F$43])" office:value-type="float" office:value="0.7292" calcext:value-type="float">
            <text:p>0.7292</text:p>
          </table:table-cell>
          <table:table-cell table:formula="of:=AVERAGE([.$G$39:.$G$43])" office:value-type="float" office:value="0.7198" calcext:value-type="float">
            <text:p>0.71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ndard Error</text:p>
          </table:table-cell>
          <table:table-cell table:formula="of:=SQRT(VAR([.$B$39:.$B$43])/COUNT([.$B$39:.$B$43]))" office:value-type="float" office:value="0.0014" calcext:value-type="float">
            <text:p>0.0014</text:p>
          </table:table-cell>
          <table:table-cell table:formula="of:=SQRT(VAR([.$C$39:.$C$43])/COUNT([.$C$39:.$C$43]))" office:value-type="float" office:value="0.00302654919008431" calcext:value-type="float">
            <text:p>0.003026549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F$39:.$F$43])/COUNT([.$F$39:.$F$43]))" office:value-type="float" office:value="0.00922171350671879" calcext:value-type="float">
            <text:p>0.0092217135</text:p>
          </table:table-cell>
          <table:table-cell table:formula="of:=SQRT(VAR([.$G$39:.$G$43])/COUNT([.$G$39:.$G$43]))" office:value-type="float" office:value="0.00853463531734074" calcext:value-type="float">
            <text:p>0.00853463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</text:p>
          </table:table-cell>
          <table:table-cell table:formula="of:=MODE([.$B$39:.$B$43])" office:value-type="float" office:value="0.952" calcext:value-type="float">
            <text:p>0.952</text:p>
          </table:table-cell>
          <table:table-cell table:formula="of:=MODE([.$C$39:.$C$43])" office:value-type="float" office:value="0.923" calcext:value-type="float">
            <text:p>0.923</text:p>
          </table:table-cell>
          <table:table-cell/>
          <table:table-cell office:value-type="string" calcext:value-type="string">
            <text:p>Mode</text:p>
          </table:table-cell>
          <table:table-cell table:formula="of:=MODE([.$F$39:.$F$43])" office:value-type="string" office:string-value="" calcext:value-type="error">
            <text:p>#VALUE!</text:p>
          </table:table-cell>
          <table:table-cell table:formula="of:=MODE([.$G$39:.$G$43])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$B$39:.$B$43])" office:value-type="float" office:value="0.952" calcext:value-type="float">
            <text:p>0.952</text:p>
          </table:table-cell>
          <table:table-cell table:formula="of:=MEDIAN([.$C$39:.$C$43])" office:value-type="float" office:value="0.917" calcext:value-type="float">
            <text:p>0.917</text:p>
          </table:table-cell>
          <table:table-cell/>
          <table:table-cell office:value-type="string" calcext:value-type="string">
            <text:p>Median</text:p>
          </table:table-cell>
          <table:table-cell table:formula="of:=MEDIAN([.$F$39:.$F$43])" office:value-type="float" office:value="0.741" calcext:value-type="float">
            <text:p>0.741</text:p>
          </table:table-cell>
          <table:table-cell table:formula="of:=MEDIAN([.$G$39:.$G$43])" office:value-type="float" office:value="0.72" calcext:value-type="float">
            <text:p>0.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riance</text:p>
          </table:table-cell>
          <table:table-cell table:formula="of:=VAR([.$B$39:.$B$43])" office:value-type="float" office:value="0.00000980000000000002" calcext:value-type="float">
            <text:p>0.0000098</text:p>
          </table:table-cell>
          <table:table-cell table:formula="of:=VAR([.$C$39:.$C$43])" office:value-type="float" office:value="0.0000458000000000001" calcext:value-type="float">
            <text:p>0.0000458</text:p>
          </table:table-cell>
          <table:table-cell/>
          <table:table-cell office:value-type="string" calcext:value-type="string">
            <text:p>Variance</text:p>
          </table:table-cell>
          <table:table-cell table:formula="of:=VAR([.$F$39:.$F$43])" office:value-type="float" office:value="0.000425199999999999" calcext:value-type="float">
            <text:p>0.0004252</text:p>
          </table:table-cell>
          <table:table-cell table:formula="of:=VAR([.$G$39:.$G$43])" office:value-type="float" office:value="0.000364199999999999" calcext:value-type="float">
            <text:p>0.00036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([.$B$39:.$B$43])" office:value-type="float" office:value="0.00313049516849971" calcext:value-type="float">
            <text:p>0.0031304952</text:p>
          </table:table-cell>
          <table:table-cell table:formula="of:=STDEV([.$C$39:.$C$43])" office:value-type="float" office:value="0.00676756972627546" calcext:value-type="float">
            <text:p>0.0067675697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F$39:.$F$43])" office:value-type="float" office:value="0.0206203782700512" calcext:value-type="float">
            <text:p>0.0206203783</text:p>
          </table:table-cell>
          <table:table-cell table:formula="of:=STDEV([.$G$39:.$G$43])" office:value-type="float" office:value="0.0190840247327444" calcext:value-type="float">
            <text:p>0.01908402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urtosis</text:p>
          </table:table-cell>
          <table:table-cell table:formula="of:=KURT([.$B$39:.$B$43])" office:value-type="float" office:value="3.75052061641029" calcext:value-type="float">
            <text:p>3.7505206164</text:p>
          </table:table-cell>
          <table:table-cell table:formula="of:=KURT([.$C$39:.$C$43])" office:value-type="float" office:value="-2.95179344406095" calcext:value-type="float">
            <text:p>-2.9517934441</text:p>
          </table:table-cell>
          <table:table-cell/>
          <table:table-cell office:value-type="string" calcext:value-type="string">
            <text:p>Kurtosis</text:p>
          </table:table-cell>
          <table:table-cell table:formula="of:=KURT([.$F$39:.$F$43])" office:value-type="float" office:value="0.297907508966935" calcext:value-type="float">
            <text:p>0.297907509</text:p>
          </table:table-cell>
          <table:table-cell table:formula="of:=KURT([.$G$39:.$G$43])" office:value-type="float" office:value="0.177080138635178" calcext:value-type="float">
            <text:p>0.17708013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ewness</text:p>
          </table:table-cell>
          <table:table-cell table:formula="of:=SKEW([.$B$39:.$B$43])" office:value-type="float" office:value="1.83839991153054" calcext:value-type="float">
            <text:p>1.8383999115</text:p>
          </table:table-cell>
          <table:table-cell table:formula="of:=SKEW([.$C$39:.$C$43])" office:value-type="float" office:value="-0.12388907414471" calcext:value-type="float">
            <text:p>-0.1238890741</text:p>
          </table:table-cell>
          <table:table-cell/>
          <table:table-cell office:value-type="string" calcext:value-type="string">
            <text:p>Skewness</text:p>
          </table:table-cell>
          <table:table-cell table:formula="of:=SKEW([.$F$39:.$F$43])" office:value-type="float" office:value="-1.23318491463741" calcext:value-type="float">
            <text:p>-1.2331849146</text:p>
          </table:table-cell>
          <table:table-cell table:formula="of:=SKEW([.$G$39:.$G$43])" office:value-type="float" office:value="-0.827462952380254" calcext:value-type="float">
            <text:p>-0.82746295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nge</text:p>
          </table:table-cell>
          <table:table-cell table:formula="of:=MAX([.$B$39:.$B$43])-MIN([.$B$39:.$B$43])" office:value-type="float" office:value="0.00800000000000001" calcext:value-type="float">
            <text:p>0.008</text:p>
          </table:table-cell>
          <table:table-cell table:formula="of:=MAX([.$C$39:.$C$43])-MIN([.$C$39:.$C$43])" office:value-type="float" office:value="0.014" calcext:value-type="float">
            <text:p>0.014</text:p>
          </table:table-cell>
          <table:table-cell/>
          <table:table-cell office:value-type="string" calcext:value-type="string">
            <text:p>Range</text:p>
          </table:table-cell>
          <table:table-cell table:formula="of:=MAX([.$F$39:.$F$43])-MIN([.$F$39:.$F$43])" office:value-type="float" office:value="0.0479999999999999" calcext:value-type="float">
            <text:p>0.048</text:p>
          </table:table-cell>
          <table:table-cell table:formula="of:=MAX([.$G$39:.$G$43])-MIN([.$G$39:.$G$43])" office:value-type="float" office:value="0.0469999999999999" calcext:value-type="float">
            <text:p>0.0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imum</text:p>
          </table:table-cell>
          <table:table-cell table:formula="of:=MIN([.$B$39:.$B$43])" office:value-type="float" office:value="0.95" calcext:value-type="float">
            <text:p>0.95</text:p>
          </table:table-cell>
          <table:table-cell table:formula="of:=MIN([.$C$39:.$C$43])" office:value-type="float" office:value="0.909" calcext:value-type="float">
            <text:p>0.909</text:p>
          </table:table-cell>
          <table:table-cell/>
          <table:table-cell office:value-type="string" calcext:value-type="string">
            <text:p>Minimum</text:p>
          </table:table-cell>
          <table:table-cell table:formula="of:=MIN([.$F$39:.$F$43])" office:value-type="float" office:value="0.697" calcext:value-type="float">
            <text:p>0.697</text:p>
          </table:table-cell>
          <table:table-cell table:formula="of:=MIN([.$G$39:.$G$43])" office:value-type="float" office:value="0.691" calcext:value-type="float">
            <text:p>0.6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imum</text:p>
          </table:table-cell>
          <table:table-cell table:formula="of:=MAX([.$B$39:.$B$43])" office:value-type="float" office:value="0.958" calcext:value-type="float">
            <text:p>0.958</text:p>
          </table:table-cell>
          <table:table-cell table:formula="of:=MAX([.$C$39:.$C$43])" office:value-type="float" office:value="0.923" calcext:value-type="float">
            <text:p>0.923</text:p>
          </table:table-cell>
          <table:table-cell/>
          <table:table-cell office:value-type="string" calcext:value-type="string">
            <text:p>Maximum</text:p>
          </table:table-cell>
          <table:table-cell table:formula="of:=MAX([.$F$39:.$F$43])" office:value-type="float" office:value="0.745" calcext:value-type="float">
            <text:p>0.745</text:p>
          </table:table-cell>
          <table:table-cell table:formula="of:=MAX([.$G$39:.$G$43])" office:value-type="float" office:value="0.738" calcext:value-type="float">
            <text:p>0.7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$B$39:.$B$43])" office:value-type="float" office:value="4.763" calcext:value-type="float">
            <text:p>4.763</text:p>
          </table:table-cell>
          <table:table-cell table:formula="of:=SUM([.$C$39:.$C$43])" office:value-type="float" office:value="4.582" calcext:value-type="float">
            <text:p>4.582</text:p>
          </table:table-cell>
          <table:table-cell/>
          <table:table-cell office:value-type="string" calcext:value-type="string">
            <text:p>Sum</text:p>
          </table:table-cell>
          <table:table-cell table:formula="of:=SUM([.$F$39:.$F$43])" office:value-type="float" office:value="3.646" calcext:value-type="float">
            <text:p>3.646</text:p>
          </table:table-cell>
          <table:table-cell table:formula="of:=SUM([.$G$39:.$G$43])" office:value-type="float" office:value="3.599" calcext:value-type="float">
            <text:p>3.5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nt</text:p>
          </table:table-cell>
          <table:table-cell table:formula="of:=COUNT([.$B$39:.$B$43])" office:value-type="float" office:value="5" calcext:value-type="float">
            <text:p>5</text:p>
          </table:table-cell>
          <table:table-cell table:formula="of:=COUNT([.$C$39:.$C$43])" office:value-type="float" office:value="5" calcext:value-type="float">
            <text:p>5</text:p>
          </table:table-cell>
          <table:table-cell/>
          <table:table-cell office:value-type="string" calcext:value-type="string">
            <text:p>Count</text:p>
          </table:table-cell>
          <table:table-cell table:formula="of:=COUNT([.$F$39:.$F$43])" office:value-type="float" office:value="5" calcext:value-type="float">
            <text:p>5</text:p>
          </table:table-cell>
          <table:table-cell table:formula="of:=COUNT([.$G$39:.$G$43])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parsity</text:p>
          </table:table-cell>
          <table:table-cell office:value-type="string" calcext:value-type="string">
            <text:p>Noise Level</text:p>
          </table:table-cell>
          <table:table-cell office:value-type="string" calcext:value-type="string">
            <text:p>Samples </text:p>
          </table:table-cell>
          <table:table-cell office:value-type="string" calcext:value-type="string">
            <text:p>Number of Tests</text:p>
          </table:table-cell>
          <table:table-cell office:value-type="string" calcext:value-type="string">
            <text:p>Lattice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0.99" calcext:value-type="float">
            <text:p>0.99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*32 Uni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l Kern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  <table:table-cell office:value-type="string" calcext:value-type="string">
            <text:p>Test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OM Output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OM Outpu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8" calcext:value-type="float">
            <text:p>0.948</text:p>
          </table:table-cell>
          <table:table-cell office:value-type="float" office:value="0.706" calcext:value-type="float">
            <text:p>0.7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84" calcext:value-type="float">
            <text:p>0.584</text:p>
          </table:table-cell>
          <table:table-cell table:number-columns-repeated="2"/>
          <table:table-cell office:value-type="string" calcext:value-type="string">
            <text:p>Samples Training</text:p>
          </table:table-cell>
          <table:table-cell office:value-type="string" calcext:value-type="string">
            <text:p>SOM Output Training</text:p>
          </table:table-cell>
          <table:table-cell office:value-type="string" calcext:value-type="string">
            <text:p>Samples Testing</text:p>
          </table:table-cell>
          <table:table-cell office:value-type="string" calcext:value-type="string">
            <text:p>SOM Output Testing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4" calcext:value-type="float">
            <text:p>0.94</text:p>
          </table:table-cell>
          <table:table-cell office:value-type="float" office:value="0.724" calcext:value-type="float">
            <text:p>0.7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14" calcext:value-type="float">
            <text:p>0.714</text:p>
          </table:table-cell>
          <table:table-cell office:value-type="float" office:value="0.572" calcext:value-type="float">
            <text:p>0.572</text:p>
          </table:table-cell>
          <table:table-cell table:number-columns-repeated="2"/>
          <table:table-cell table:formula="of:=[.B86]" office:value-type="float" office:value="0.9406" calcext:value-type="float">
            <text:p>0.9406</text:p>
          </table:table-cell>
          <table:table-cell table:formula="of:=[.C86]" office:value-type="float" office:value="0.7056" calcext:value-type="float">
            <text:p>0.7056</text:p>
          </table:table-cell>
          <table:table-cell table:formula="of:=[.F86]" office:value-type="float" office:value="0.733" calcext:value-type="float">
            <text:p>0.733</text:p>
          </table:table-cell>
          <table:table-cell table:formula="of:=[.G86]" office:value-type="float" office:value="0.5778" calcext:value-type="float">
            <text:p>0.5778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" calcext:value-type="float">
            <text:p>0.94</text:p>
          </table:table-cell>
          <table:table-cell office:value-type="float" office:value="0.705" calcext:value-type="float">
            <text:p>0.7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56" calcext:value-type="float">
            <text:p>0.756</text:p>
          </table:table-cell>
          <table:table-cell office:value-type="float" office:value="0.574" calcext:value-type="float">
            <text:p>0.574</text:p>
          </table:table-cell>
          <table:table-cell table:number-columns-repeated="2"/>
          <table:table-cell table:formula="of:=[.B94]" office:value-type="float" office:value="0.018" calcext:value-type="float">
            <text:p>0.018</text:p>
          </table:table-cell>
          <table:table-cell table:formula="of:=[.C94]" office:value-type="float" office:value="0.0349999999999999" calcext:value-type="float">
            <text:p>0.035</text:p>
          </table:table-cell>
          <table:table-cell table:formula="of:=[.F94]" office:value-type="float" office:value="0.044" calcext:value-type="float">
            <text:p>0.044</text:p>
          </table:table-cell>
          <table:table-cell table:formula="of:=[.G94]" office:value-type="float" office:value="0.0129999999999999" calcext:value-type="float">
            <text:p>0.013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3" calcext:value-type="float">
            <text:p>0.93</text:p>
          </table:table-cell>
          <table:table-cell office:value-type="float" office:value="0.689" calcext:value-type="float">
            <text:p>0.6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12" calcext:value-type="float">
            <text:p>0.712</text:p>
          </table:table-cell>
          <table:table-cell office:value-type="float" office:value="0.574" calcext:value-type="float">
            <text:p>0.574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45" calcext:value-type="float">
            <text:p>0.945</text:p>
          </table:table-cell>
          <table:table-cell office:value-type="float" office:value="0.704" calcext:value-type="float">
            <text:p>0.7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3" calcext:value-type="float">
            <text:p>0.733</text:p>
          </table:table-cell>
          <table:table-cell office:value-type="float" office:value="0.585" calcext:value-type="float">
            <text:p>0.5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0.9416" calcext:value-type="float">
            <text:p>0.9416</text:p>
          </table:table-cell>
          <table:table-cell office:value-type="float" office:value="0.7056" calcext:value-type="float">
            <text:p>0.7056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0.733" calcext:value-type="float">
            <text:p>0.733</text:p>
          </table:table-cell>
          <table:table-cell office:value-type="float" office:value="0.5778" calcext:value-type="float">
            <text:p>0.5778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<text:span text:style-name="T1">Column 1</text:span></text:p>
          </table:table-cell>
          <table:table-cell table:style-name="ce2" office:value-type="string" calcext:value-type="string">
            <text:p><text:span text:style-name="T1">Column 2</text:span></text:p>
          </table:table-cell>
          <table:table-cell table:number-columns-repeated="2"/>
          <table:table-cell table:style-name="ce2" office:value-type="string" calcext:value-type="string">
            <text:p><text:span text:style-name="T1">Column 1</text:span></text:p>
          </table:table-cell>
          <table:table-cell table:style-name="ce2" office:value-type="string" calcext:value-type="string">
            <text:p><text:span text:style-name="T1">Column 2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$B$77:.$B$81])" office:value-type="float" office:value="0.9406" calcext:value-type="float">
            <text:p>0.9406</text:p>
          </table:table-cell>
          <table:table-cell table:formula="of:=AVERAGE([.$C$77:.$C$81])" office:value-type="float" office:value="0.7056" calcext:value-type="float">
            <text:p>0.7056</text:p>
          </table:table-cell>
          <table:table-cell/>
          <table:table-cell office:value-type="string" calcext:value-type="string">
            <text:p>Mean</text:p>
          </table:table-cell>
          <table:table-cell table:formula="of:=AVERAGE([.$F$77:.$F$81])" office:value-type="float" office:value="0.733" calcext:value-type="float">
            <text:p>0.733</text:p>
          </table:table-cell>
          <table:table-cell table:formula="of:=AVERAGE([.$G$77:.$G$81])" office:value-type="float" office:value="0.5778" calcext:value-type="float">
            <text:p>0.57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ndard Error</text:p>
          </table:table-cell>
          <table:table-cell table:formula="of:=SQRT(VAR([.$B$77:.$B$81])/COUNT([.$B$77:.$B$81]))" office:value-type="float" office:value="0.00305941170815567" calcext:value-type="float">
            <text:p>0.0030594117</text:p>
          </table:table-cell>
          <table:table-cell table:formula="of:=SQRT(VAR([.$C$77:.$C$81])/COUNT([.$C$77:.$C$81]))" office:value-type="float" office:value="0.00555517776493245" calcext:value-type="float">
            <text:p>0.0055551778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F$77:.$F$81])/COUNT([.$F$77:.$F$81]))" office:value-type="float" office:value="0.00900000000000001" calcext:value-type="float">
            <text:p>0.009</text:p>
          </table:table-cell>
          <table:table-cell table:formula="of:=SQRT(VAR([.$G$77:.$G$81])/COUNT([.$G$77:.$G$81]))" office:value-type="float" office:value="0.00276405499221703" calcext:value-type="float">
            <text:p>0.0027640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</text:p>
          </table:table-cell>
          <table:table-cell table:formula="of:=MODE([.$B$77:.$B$81])" office:value-type="float" office:value="0.94" calcext:value-type="float">
            <text:p>0.94</text:p>
          </table:table-cell>
          <table:table-cell table:formula="of:=MODE([.$C$77:.$C$81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Mode</text:p>
          </table:table-cell>
          <table:table-cell table:formula="of:=MODE([.$F$77:.$F$81])" office:value-type="string" office:string-value="" calcext:value-type="error">
            <text:p>#VALUE!</text:p>
          </table:table-cell>
          <table:table-cell table:formula="of:=MODE([.$G$77:.$G$81])" office:value-type="float" office:value="0.574" calcext:value-type="float">
            <text:p>0.5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$B$77:.$B$81])" office:value-type="float" office:value="0.94" calcext:value-type="float">
            <text:p>0.94</text:p>
          </table:table-cell>
          <table:table-cell table:formula="of:=MEDIAN([.$C$77:.$C$81])" office:value-type="float" office:value="0.705" calcext:value-type="float">
            <text:p>0.705</text:p>
          </table:table-cell>
          <table:table-cell/>
          <table:table-cell office:value-type="string" calcext:value-type="string">
            <text:p>Median</text:p>
          </table:table-cell>
          <table:table-cell table:formula="of:=MEDIAN([.$F$77:.$F$81])" office:value-type="float" office:value="0.733" calcext:value-type="float">
            <text:p>0.733</text:p>
          </table:table-cell>
          <table:table-cell table:formula="of:=MEDIAN([.$G$77:.$G$81])" office:value-type="float" office:value="0.574" calcext:value-type="float">
            <text:p>0.5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riance</text:p>
          </table:table-cell>
          <table:table-cell table:formula="of:=VAR([.$B$77:.$B$81])" office:value-type="float" office:value="0.0000468000000000001" calcext:value-type="float">
            <text:p>0.0000468</text:p>
          </table:table-cell>
          <table:table-cell table:formula="of:=VAR([.$C$77:.$C$81])" office:value-type="float" office:value="0.000154299999999999" calcext:value-type="float">
            <text:p>0.0001543</text:p>
          </table:table-cell>
          <table:table-cell/>
          <table:table-cell office:value-type="string" calcext:value-type="string">
            <text:p>Variance</text:p>
          </table:table-cell>
          <table:table-cell table:formula="of:=VAR([.$F$77:.$F$81])" office:value-type="float" office:value="0.000405000000000001" calcext:value-type="float">
            <text:p>0.000405</text:p>
          </table:table-cell>
          <table:table-cell table:formula="of:=VAR([.$G$77:.$G$81])" office:value-type="float" office:value="0.0000381999999999993" calcext:value-type="float">
            <text:p>0.00003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([.$B$77:.$B$81])" office:value-type="float" office:value="0.00684105255059483" calcext:value-type="float">
            <text:p>0.0068410526</text:p>
          </table:table-cell>
          <table:table-cell table:formula="of:=STDEV([.$C$77:.$C$81])" office:value-type="float" office:value="0.0124217551094843" calcext:value-type="float">
            <text:p>0.0124217551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F$77:.$F$81])" office:value-type="float" office:value="0.0201246117974981" calcext:value-type="float">
            <text:p>0.0201246118</text:p>
          </table:table-cell>
          <table:table-cell table:formula="of:=STDEV([.$G$77:.$G$81])" office:value-type="float" office:value="0.00618061485614492" calcext:value-type="float">
            <text:p>0.0061806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urtosis</text:p>
          </table:table-cell>
          <table:table-cell table:formula="of:=KURT([.$B$77:.$B$81])" office:value-type="float" office:value="1.13056103440726" calcext:value-type="float">
            <text:p>1.1305610344</text:p>
          </table:table-cell>
          <table:table-cell table:formula="of:=KURT([.$C$77:.$C$81])" office:value-type="float" office:value="2.00498645651198" calcext:value-type="float">
            <text:p>2.0049864565</text:p>
          </table:table-cell>
          <table:table-cell/>
          <table:table-cell office:value-type="string" calcext:value-type="string">
            <text:p>Kurtosis</text:p>
          </table:table-cell>
          <table:table-cell table:formula="of:=KURT([.$F$77:.$F$81])" office:value-type="float" office:value="-2.75564700502972" calcext:value-type="float">
            <text:p>-2.755647005</text:p>
          </table:table-cell>
          <table:table-cell table:formula="of:=KURT([.$G$77:.$G$81])" office:value-type="float" office:value="-3.10558921082214" calcext:value-type="float">
            <text:p>-3.10558921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ewness</text:p>
          </table:table-cell>
          <table:table-cell table:formula="of:=SKEW([.$B$77:.$B$81])" office:value-type="float" office:value="-0.912352733046982" calcext:value-type="float">
            <text:p>-0.912352733</text:p>
          </table:table-cell>
          <table:table-cell table:formula="of:=SKEW([.$C$77:.$C$81])" office:value-type="float" office:value="0.358902447816533" calcext:value-type="float">
            <text:p>0.3589024478</text:p>
          </table:table-cell>
          <table:table-cell/>
          <table:table-cell office:value-type="string" calcext:value-type="string">
            <text:p>Skewness</text:p>
          </table:table-cell>
          <table:table-cell table:formula="of:=SKEW([.$F$77:.$F$81])" office:value-type="float" office:value="0.0490769377778008" calcext:value-type="float">
            <text:p>0.0490769378</text:p>
          </table:table-cell>
          <table:table-cell table:formula="of:=SKEW([.$G$77:.$G$81])" office:value-type="float" office:value="0.541297235968893" calcext:value-type="float">
            <text:p>0.541297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nge</text:p>
          </table:table-cell>
          <table:table-cell table:formula="of:=MAX([.$B$77:.$B$81])-MIN([.$B$77:.$B$81])" office:value-type="float" office:value="0.018" calcext:value-type="float">
            <text:p>0.018</text:p>
          </table:table-cell>
          <table:table-cell table:formula="of:=MAX([.$C$77:.$C$81])-MIN([.$C$77:.$C$81])" office:value-type="float" office:value="0.0349999999999999" calcext:value-type="float">
            <text:p>0.035</text:p>
          </table:table-cell>
          <table:table-cell/>
          <table:table-cell office:value-type="string" calcext:value-type="string">
            <text:p>Range</text:p>
          </table:table-cell>
          <table:table-cell table:formula="of:=MAX([.$F$77:.$F$81])-MIN([.$F$77:.$F$81])" office:value-type="float" office:value="0.044" calcext:value-type="float">
            <text:p>0.044</text:p>
          </table:table-cell>
          <table:table-cell table:formula="of:=MAX([.$G$77:.$G$81])-MIN([.$G$77:.$G$81])" office:value-type="float" office:value="0.0129999999999999" calcext:value-type="float">
            <text:p>0.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imum</text:p>
          </table:table-cell>
          <table:table-cell table:formula="of:=MIN([.$B$77:.$B$81])" office:value-type="float" office:value="0.93" calcext:value-type="float">
            <text:p>0.93</text:p>
          </table:table-cell>
          <table:table-cell table:formula="of:=MIN([.$C$77:.$C$81])" office:value-type="float" office:value="0.689" calcext:value-type="float">
            <text:p>0.689</text:p>
          </table:table-cell>
          <table:table-cell/>
          <table:table-cell office:value-type="string" calcext:value-type="string">
            <text:p>Minimum</text:p>
          </table:table-cell>
          <table:table-cell table:formula="of:=MIN([.$F$77:.$F$81])" office:value-type="float" office:value="0.712" calcext:value-type="float">
            <text:p>0.712</text:p>
          </table:table-cell>
          <table:table-cell table:formula="of:=MIN([.$G$77:.$G$81])" office:value-type="float" office:value="0.572" calcext:value-type="float">
            <text:p>0.5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imum</text:p>
          </table:table-cell>
          <table:table-cell table:formula="of:=MAX([.$B$77:.$B$81])" office:value-type="float" office:value="0.948" calcext:value-type="float">
            <text:p>0.948</text:p>
          </table:table-cell>
          <table:table-cell table:formula="of:=MAX([.$C$77:.$C$81])" office:value-type="float" office:value="0.724" calcext:value-type="float">
            <text:p>0.724</text:p>
          </table:table-cell>
          <table:table-cell/>
          <table:table-cell office:value-type="string" calcext:value-type="string">
            <text:p>Maximum</text:p>
          </table:table-cell>
          <table:table-cell table:formula="of:=MAX([.$F$77:.$F$81])" office:value-type="float" office:value="0.756" calcext:value-type="float">
            <text:p>0.756</text:p>
          </table:table-cell>
          <table:table-cell table:formula="of:=MAX([.$G$77:.$G$81])" office:value-type="float" office:value="0.585" calcext:value-type="float">
            <text:p>0.5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$B$77:.$B$81])" office:value-type="float" office:value="4.703" calcext:value-type="float">
            <text:p>4.703</text:p>
          </table:table-cell>
          <table:table-cell table:formula="of:=SUM([.$C$77:.$C$81])" office:value-type="float" office:value="3.528" calcext:value-type="float">
            <text:p>3.528</text:p>
          </table:table-cell>
          <table:table-cell/>
          <table:table-cell office:value-type="string" calcext:value-type="string">
            <text:p>Sum</text:p>
          </table:table-cell>
          <table:table-cell table:formula="of:=SUM([.$F$77:.$F$81])" office:value-type="float" office:value="3.665" calcext:value-type="float">
            <text:p>3.665</text:p>
          </table:table-cell>
          <table:table-cell table:formula="of:=SUM([.$G$77:.$G$81])" office:value-type="float" office:value="2.889" calcext:value-type="float">
            <text:p>2.8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nt</text:p>
          </table:table-cell>
          <table:table-cell table:formula="of:=COUNT([.$B$77:.$B$81])" office:value-type="float" office:value="5" calcext:value-type="float">
            <text:p>5</text:p>
          </table:table-cell>
          <table:table-cell table:formula="of:=COUNT([.$C$77:.$C$81])" office:value-type="float" office:value="5" calcext:value-type="float">
            <text:p>5</text:p>
          </table:table-cell>
          <table:table-cell/>
          <table:table-cell office:value-type="string" calcext:value-type="string">
            <text:p>Count</text:p>
          </table:table-cell>
          <table:table-cell table:formula="of:=COUNT([.$F$77:.$F$81])" office:value-type="float" office:value="5" calcext:value-type="float">
            <text:p>5</text:p>
          </table:table-cell>
          <table:table-cell table:formula="of:=COUNT([.$G$77:.$G$81])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BF Kern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  <table:table-cell office:value-type="string" calcext:value-type="string">
            <text:p>Test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OM Output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OM Output</text:p>
          </table:table-cell>
          <table:table-cell table:number-columns-repeated="2"/>
          <table:table-cell office:value-type="string" calcext:value-type="string">
            <text:p>Samples Training</text:p>
          </table:table-cell>
          <table:table-cell office:value-type="string" calcext:value-type="string">
            <text:p>SOM Output Training</text:p>
          </table:table-cell>
          <table:table-cell office:value-type="string" calcext:value-type="string">
            <text:p>Samples Testing</text:p>
          </table:table-cell>
          <table:table-cell office:value-type="string" calcext:value-type="string">
            <text:p>SOM Output Testing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1" calcext:value-type="float">
            <text:p>0.951</text:p>
          </table:table-cell>
          <table:table-cell office:value-type="float" office:value="0.714" calcext:value-type="float">
            <text:p>0.7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26" calcext:value-type="float">
            <text:p>0.726</text:p>
          </table:table-cell>
          <table:table-cell office:value-type="float" office:value="0.583" calcext:value-type="float">
            <text:p>0.583</text:p>
          </table:table-cell>
          <table:table-cell table:number-columns-repeated="2"/>
          <table:table-cell table:formula="of:=[.B117]" office:value-type="float" office:value="0.947" calcext:value-type="float">
            <text:p>0.947</text:p>
          </table:table-cell>
          <table:table-cell table:formula="of:=[.C117]" office:value-type="float" office:value="0.7088" calcext:value-type="float">
            <text:p>0.7088</text:p>
          </table:table-cell>
          <table:table-cell table:formula="of:=[.F117]" office:value-type="float" office:value="0.7172" calcext:value-type="float">
            <text:p>0.7172</text:p>
          </table:table-cell>
          <table:table-cell table:formula="of:=[.G117]" office:value-type="float" office:value="0.5782" calcext:value-type="float">
            <text:p>0.5782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46" calcext:value-type="float">
            <text:p>0.946</text:p>
          </table:table-cell>
          <table:table-cell office:value-type="float" office:value="0.725" calcext:value-type="float">
            <text:p>0.7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12" calcext:value-type="float">
            <text:p>0.712</text:p>
          </table:table-cell>
          <table:table-cell office:value-type="float" office:value="0.572" calcext:value-type="float">
            <text:p>0.572</text:p>
          </table:table-cell>
          <table:table-cell table:number-columns-repeated="2"/>
          <table:table-cell table:formula="of:=[.B125]" office:value-type="float" office:value="0.00900000000000001" calcext:value-type="float">
            <text:p>0.009</text:p>
          </table:table-cell>
          <table:table-cell table:formula="of:=[.C125]" office:value-type="float" office:value="0.0359999999999999" calcext:value-type="float">
            <text:p>0.036</text:p>
          </table:table-cell>
          <table:table-cell table:formula="of:=[.F125]" office:value-type="float" office:value="0.0249999999999999" calcext:value-type="float">
            <text:p>0.025</text:p>
          </table:table-cell>
          <table:table-cell table:formula="of:=[.G125]" office:value-type="float" office:value="0.0209999999999999" calcext:value-type="float">
            <text:p>0.021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2" calcext:value-type="float">
            <text:p>0.942</text:p>
          </table:table-cell>
          <table:table-cell office:value-type="float" office:value="0.707" calcext:value-type="float">
            <text:p>0.7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27" calcext:value-type="float">
            <text:p>0.727</text:p>
          </table:table-cell>
          <table:table-cell office:value-type="float" office:value="0.571" calcext:value-type="float">
            <text:p>0.57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47" calcext:value-type="float">
            <text:p>0.947</text:p>
          </table:table-cell>
          <table:table-cell office:value-type="float" office:value="0.689" calcext:value-type="float">
            <text:p>0.6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02" calcext:value-type="float">
            <text:p>0.702</text:p>
          </table:table-cell>
          <table:table-cell office:value-type="float" office:value="0.573" calcext:value-type="float">
            <text:p>0.573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49" calcext:value-type="float">
            <text:p>0.949</text:p>
          </table:table-cell>
          <table:table-cell office:value-type="float" office:value="0.709" calcext:value-type="float">
            <text:p>0.7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19" calcext:value-type="float">
            <text:p>0.719</text:p>
          </table:table-cell>
          <table:table-cell office:value-type="float" office:value="0.592" calcext:value-type="float">
            <text:p>0.5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5782" calcext:value-type="float">
            <text:p>0.5782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  <table:table-cell table:number-columns-repeated="2"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$B$108:.$B$112])" office:value-type="float" office:value="0.947" calcext:value-type="float">
            <text:p>0.947</text:p>
          </table:table-cell>
          <table:table-cell table:formula="of:=AVERAGE([.$C$108:.$C$112])" office:value-type="float" office:value="0.7088" calcext:value-type="float">
            <text:p>0.7088</text:p>
          </table:table-cell>
          <table:table-cell/>
          <table:table-cell office:value-type="string" calcext:value-type="string">
            <text:p>Mean</text:p>
          </table:table-cell>
          <table:table-cell table:formula="of:=AVERAGE([.$F$108:.$F$112])" office:value-type="float" office:value="0.7172" calcext:value-type="float">
            <text:p>0.7172</text:p>
          </table:table-cell>
          <table:table-cell table:formula="of:=AVERAGE([.$G$108:.$G$112])" office:value-type="float" office:value="0.5782" calcext:value-type="float">
            <text:p>0.57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ndard Error</text:p>
          </table:table-cell>
          <table:table-cell table:formula="of:=SQRT(VAR([.$B$108:.$B$112])/COUNT([.$B$108:.$B$112]))" office:value-type="float" office:value="0.00151657508881031" calcext:value-type="float">
            <text:p>0.0015165751</text:p>
          </table:table-cell>
          <table:table-cell table:formula="of:=SQRT(VAR([.$C$108:.$C$112])/COUNT([.$C$108:.$C$112]))" office:value-type="float" office:value="0.0058514955353311" calcext:value-type="float">
            <text:p>0.0058514955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F$108:.$F$112])/COUNT([.$F$108:.$F$112]))" office:value-type="float" office:value="0.00466261729074989" calcext:value-type="float">
            <text:p>0.0046626173</text:p>
          </table:table-cell>
          <table:table-cell table:formula="of:=SQRT(VAR([.$G$108:.$G$112])/COUNT([.$G$108:.$G$112]))" office:value-type="float" office:value="0.00406693988153253" calcext:value-type="float">
            <text:p>0.00406693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</text:p>
          </table:table-cell>
          <table:table-cell table:formula="of:=MODE([.$B$108:.$B$112])" office:value-type="string" office:string-value="" calcext:value-type="error">
            <text:p>#VALUE!</text:p>
          </table:table-cell>
          <table:table-cell table:formula="of:=MODE([.$C$108:.$C$112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Mode</text:p>
          </table:table-cell>
          <table:table-cell table:formula="of:=MODE([.$F$108:.$F$112])" office:value-type="string" office:string-value="" calcext:value-type="error">
            <text:p>#VALUE!</text:p>
          </table:table-cell>
          <table:table-cell table:formula="of:=MODE([.$G$108:.$G$112])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$B$108:.$B$112])" office:value-type="float" office:value="0.947" calcext:value-type="float">
            <text:p>0.947</text:p>
          </table:table-cell>
          <table:table-cell table:formula="of:=MEDIAN([.$C$108:.$C$112])" office:value-type="float" office:value="0.709" calcext:value-type="float">
            <text:p>0.709</text:p>
          </table:table-cell>
          <table:table-cell/>
          <table:table-cell office:value-type="string" calcext:value-type="string">
            <text:p>Median</text:p>
          </table:table-cell>
          <table:table-cell table:formula="of:=MEDIAN([.$F$108:.$F$112])" office:value-type="float" office:value="0.719" calcext:value-type="float">
            <text:p>0.719</text:p>
          </table:table-cell>
          <table:table-cell table:formula="of:=MEDIAN([.$G$108:.$G$112])" office:value-type="float" office:value="0.573" calcext:value-type="float">
            <text:p>0.5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riance</text:p>
          </table:table-cell>
          <table:table-cell table:formula="of:=VAR([.$B$108:.$B$112])" office:value-type="float" office:value="0.0000115" calcext:value-type="float">
            <text:p>0.0000115</text:p>
          </table:table-cell>
          <table:table-cell table:formula="of:=VAR([.$C$108:.$C$112])" office:value-type="float" office:value="0.000171199999999999" calcext:value-type="float">
            <text:p>0.0001712</text:p>
          </table:table-cell>
          <table:table-cell/>
          <table:table-cell office:value-type="string" calcext:value-type="string">
            <text:p>Variance</text:p>
          </table:table-cell>
          <table:table-cell table:formula="of:=VAR([.$F$108:.$F$112])" office:value-type="float" office:value="0.000108699999999999" calcext:value-type="float">
            <text:p>0.0001087</text:p>
          </table:table-cell>
          <table:table-cell table:formula="of:=VAR([.$G$108:.$G$112])" office:value-type="float" office:value="0.0000826999999999991" calcext:value-type="float">
            <text:p>0.00008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([.$B$108:.$B$112])" office:value-type="float" office:value="0.00339116499156264" calcext:value-type="float">
            <text:p>0.003391165</text:p>
          </table:table-cell>
          <table:table-cell table:formula="of:=STDEV([.$C$108:.$C$112])" office:value-type="float" office:value="0.0130843417870369" calcext:value-type="float">
            <text:p>0.0130843418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F$108:.$F$112])" office:value-type="float" office:value="0.0104259292151827" calcext:value-type="float">
            <text:p>0.0104259292</text:p>
          </table:table-cell>
          <table:table-cell table:formula="of:=STDEV([.$G$108:.$G$112])" office:value-type="float" office:value="0.00909395403551168" calcext:value-type="float">
            <text:p>0.0090939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urtosis</text:p>
          </table:table-cell>
          <table:table-cell table:formula="of:=KURT([.$B$108:.$B$112])" office:value-type="float" office:value="0.487712665406429" calcext:value-type="float">
            <text:p>0.4877126654</text:p>
          </table:table-cell>
          <table:table-cell table:formula="of:=KURT([.$C$108:.$C$112])" office:value-type="float" office:value="1.52388445497422" calcext:value-type="float">
            <text:p>1.523884455</text:p>
          </table:table-cell>
          <table:table-cell/>
          <table:table-cell office:value-type="string" calcext:value-type="string">
            <text:p>Kurtosis</text:p>
          </table:table-cell>
          <table:table-cell table:formula="of:=KURT([.$F$108:.$F$112])" office:value-type="float" office:value="-0.664226972779486" calcext:value-type="float">
            <text:p>-0.6642269728</text:p>
          </table:table-cell>
          <table:table-cell table:formula="of:=KURT([.$G$108:.$G$112])" office:value-type="float" office:value="-0.379615427917223" calcext:value-type="float">
            <text:p>-0.37961542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ewness</text:p>
          </table:table-cell>
          <table:table-cell table:formula="of:=SKEW([.$B$108:.$B$112])" office:value-type="float" office:value="-0.576946784953946" calcext:value-type="float">
            <text:p>-0.576946785</text:p>
          </table:table-cell>
          <table:table-cell table:formula="of:=SKEW([.$C$108:.$C$112])" office:value-type="float" office:value="-0.62798004983461" calcext:value-type="float">
            <text:p>-0.6279800498</text:p>
          </table:table-cell>
          <table:table-cell/>
          <table:table-cell office:value-type="string" calcext:value-type="string">
            <text:p>Skewness</text:p>
          </table:table-cell>
          <table:table-cell table:formula="of:=SKEW([.$F$108:.$F$112])" office:value-type="float" office:value="-0.744111102031554" calcext:value-type="float">
            <text:p>-0.744111102</text:p>
          </table:table-cell>
          <table:table-cell table:formula="of:=SKEW([.$G$108:.$G$112])" office:value-type="float" office:value="1.100562449493" calcext:value-type="float">
            <text:p>1.10056244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nge</text:p>
          </table:table-cell>
          <table:table-cell table:formula="of:=MAX([.$B$108:.$B$112])-MIN([.$B$108:.$B$112])" office:value-type="float" office:value="0.00900000000000001" calcext:value-type="float">
            <text:p>0.009</text:p>
          </table:table-cell>
          <table:table-cell table:formula="of:=MAX([.$C$108:.$C$112])-MIN([.$C$108:.$C$112])" office:value-type="float" office:value="0.0359999999999999" calcext:value-type="float">
            <text:p>0.036</text:p>
          </table:table-cell>
          <table:table-cell/>
          <table:table-cell office:value-type="string" calcext:value-type="string">
            <text:p>Range</text:p>
          </table:table-cell>
          <table:table-cell table:formula="of:=MAX([.$F$108:.$F$112])-MIN([.$F$108:.$F$112])" office:value-type="float" office:value="0.0249999999999999" calcext:value-type="float">
            <text:p>0.025</text:p>
          </table:table-cell>
          <table:table-cell table:formula="of:=MAX([.$G$108:.$G$112])-MIN([.$G$108:.$G$112])" office:value-type="float" office:value="0.0209999999999999" calcext:value-type="float">
            <text:p>0.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imum</text:p>
          </table:table-cell>
          <table:table-cell table:formula="of:=MIN([.$B$108:.$B$112])" office:value-type="float" office:value="0.942" calcext:value-type="float">
            <text:p>0.942</text:p>
          </table:table-cell>
          <table:table-cell table:formula="of:=MIN([.$C$108:.$C$112])" office:value-type="float" office:value="0.689" calcext:value-type="float">
            <text:p>0.689</text:p>
          </table:table-cell>
          <table:table-cell/>
          <table:table-cell office:value-type="string" calcext:value-type="string">
            <text:p>Minimum</text:p>
          </table:table-cell>
          <table:table-cell table:formula="of:=MIN([.$F$108:.$F$112])" office:value-type="float" office:value="0.702" calcext:value-type="float">
            <text:p>0.702</text:p>
          </table:table-cell>
          <table:table-cell table:formula="of:=MIN([.$G$108:.$G$112])" office:value-type="float" office:value="0.571" calcext:value-type="float">
            <text:p>0.5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imum</text:p>
          </table:table-cell>
          <table:table-cell table:formula="of:=MAX([.$B$108:.$B$112])" office:value-type="float" office:value="0.951" calcext:value-type="float">
            <text:p>0.951</text:p>
          </table:table-cell>
          <table:table-cell table:formula="of:=MAX([.$C$108:.$C$112])" office:value-type="float" office:value="0.725" calcext:value-type="float">
            <text:p>0.725</text:p>
          </table:table-cell>
          <table:table-cell/>
          <table:table-cell office:value-type="string" calcext:value-type="string">
            <text:p>Maximum</text:p>
          </table:table-cell>
          <table:table-cell table:formula="of:=MAX([.$F$108:.$F$112])" office:value-type="float" office:value="0.727" calcext:value-type="float">
            <text:p>0.727</text:p>
          </table:table-cell>
          <table:table-cell table:formula="of:=MAX([.$G$108:.$G$112])" office:value-type="float" office:value="0.592" calcext:value-type="float">
            <text:p>0.5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$B$108:.$B$112])" office:value-type="float" office:value="4.735" calcext:value-type="float">
            <text:p>4.735</text:p>
          </table:table-cell>
          <table:table-cell table:formula="of:=SUM([.$C$108:.$C$112])" office:value-type="float" office:value="3.544" calcext:value-type="float">
            <text:p>3.544</text:p>
          </table:table-cell>
          <table:table-cell/>
          <table:table-cell office:value-type="string" calcext:value-type="string">
            <text:p>Sum</text:p>
          </table:table-cell>
          <table:table-cell table:formula="of:=SUM([.$F$108:.$F$112])" office:value-type="float" office:value="3.586" calcext:value-type="float">
            <text:p>3.586</text:p>
          </table:table-cell>
          <table:table-cell table:formula="of:=SUM([.$G$108:.$G$112])" office:value-type="float" office:value="2.891" calcext:value-type="float">
            <text:p>2.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nt</text:p>
          </table:table-cell>
          <table:table-cell table:formula="of:=COUNT([.$B$108:.$B$112])" office:value-type="float" office:value="5" calcext:value-type="float">
            <text:p>5</text:p>
          </table:table-cell>
          <table:table-cell table:formula="of:=COUNT([.$C$108:.$C$112])" office:value-type="float" office:value="5" calcext:value-type="float">
            <text:p>5</text:p>
          </table:table-cell>
          <table:table-cell/>
          <table:table-cell office:value-type="string" calcext:value-type="string">
            <text:p>Count</text:p>
          </table:table-cell>
          <table:table-cell table:formula="of:=COUNT([.$F$108:.$F$112])" office:value-type="float" office:value="5" calcext:value-type="float">
            <text:p>5</text:p>
          </table:table-cell>
          <table:table-cell table:formula="of:=COUNT([.$G$108:.$G$112])" office:value-type="float" office:value="5" calcext:value-type="float">
            <text:p>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 style:data-style-name="N2" text:time-value="10:35:47.700781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0:45:14.592683639</meta:creation-date>
    <dc:date>2018-04-20T11:01:11.872318908</dc:date>
    <meta:editing-duration>PT1H54M35S</meta:editing-duration>
    <meta:editing-cycles>45</meta:editing-cycles>
    <meta:generator>LibreOffice/4.2.8.2$Linux_X86_64 LibreOffice_project/420m0$Build-2</meta:generator>
    <meta:document-statistic meta:table-count="1" meta:cell-count="56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gap-width="50" chart:overlap="-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J8:Sheet1.J8" chart:error-lower-range="Sheet1.J8:Sheet1.J8"/>
      <style:graphic-properties draw:stroke="none" draw:fill-color="#aea79f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J8:Sheet1.J8" chart:error-lower-range="Sheet1.J8:Sheet1.J8" chart:std-weight="1"/>
      <style:graphic-properties draw:stroke="solid" svg:stroke-width="0.051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Sheet1.K8:Sheet1.K8" chart:error-lower-range="Sheet1.K8:Sheet1.K8"/>
      <style:graphic-properties draw:stroke="none" draw:fill-color="#333333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K8:Sheet1.K8" chart:error-lower-range="Sheet1.K8:Sheet1.K8" chart:std-weight="1"/>
      <style:graphic-properties draw:stroke="solid" svg:stroke-width="0.051cm" svg:stroke-color="#000000" svg:stroke-opacity="100%" draw:stroke-linejoin="round"/>
    </style:style>
    <style:style style:name="ch14" style:family="chart" style:data-style-name="N0">
      <style:chart-properties chart:link-data-style-to-source="true" chart:error-category="cell-range" chart:error-upper-range="Sheet1.L8:Sheet1.L8" chart:error-lower-range="Sheet1.L8:Sheet1.L8"/>
      <style:graphic-properties draw:stroke="none" draw:fill="hatch" draw:fill-color="#aea79f" draw:fill-hatch-name="Black_20_45_20_Degrees" draw:fill-hatch-solid="true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1.L8:Sheet1.L8" chart:error-lower-range="Sheet1.L8:Sheet1.L8" chart:std-weight="1"/>
      <style:graphic-properties draw:stroke="solid" svg:stroke-width="0.051cm" svg:stroke-color="#000000" svg:stroke-opacity="100%" draw:stroke-linejoin="round"/>
    </style:style>
    <style:style style:name="ch16" style:family="chart" style:data-style-name="N0">
      <style:chart-properties chart:link-data-style-to-source="true" chart:error-category="cell-range" chart:error-upper-range="Sheet1.M8:Sheet1.M8" chart:error-lower-range="Sheet1.M8:Sheet1.M8"/>
      <style:graphic-properties draw:stroke="none" draw:fill="hatch" draw:fill-color="#333333" draw:fill-hatch-name="Black_20_45_20_Degrees" draw:fill-hatch-solid="true" dr3d:edge-rounding="5%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1.M8:Sheet1.M8" chart:error-lower-range="Sheet1.M8:Sheet1.M8" chart:std-weight="1"/>
      <style:graphic-properties draw:stroke="solid" svg:stroke-width="0.051cm" svg:stroke-color="#000000" svg:stroke-opacity="100%" draw:stroke-linejoin="round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88cm" svg:height="9.009cm" xlink:href=".." xlink:type="simple" chart:class="chart:bar" chart:style-name="ch1">
        <chart:title svg:x="5.133cm" svg:y="0.316cm" chart:style-name="ch2">
          <text:p>Dirichlet Process Clustering</text:p>
        </chart:title>
        <chart:subtitle svg:x="4.087cm" svg:y="1.301cm" chart:style-name="ch3">
          <text:p>Classification Accuracy (SVM Linear Kernel)</text:p>
        </chart:subtitle>
        <chart:legend chart:legend-position="end" svg:x="10.55cm" svg:y="3.061cm" style:legend-expansion="high" chart:style-name="ch4"/>
        <chart:plot-area chart:style-name="ch5" table:cell-range-address="Sheet1.J6:Sheet1.M7" chart:data-source-has-labels="row" svg:x="1.33cm" svg:y="2.19cm" svg:width="8.901cm" svg:height="6.639cm">
          <chartooo:coordinate-region svg:x="2.057cm" svg:y="2.389cm" svg:width="8.174cm" svg:height="6.241cm"/>
          <chart:axis chart:dimension="x" chart:name="primary-x" chart:style-name="ch6"/>
          <chart:axis chart:dimension="y" chart:name="primary-y" chart:style-name="ch7">
            <chart:title svg:x="0.451cm" svg:y="5.91cm" chart:style-name="ch8">
              <text:p>ACC</text:p>
            </chart:title>
            <chart:grid chart:style-name="ch9" chart:class="major"/>
          </chart:axis>
          <chart:series chart:style-name="ch10" chart:values-cell-range-address="Sheet1.J7:Sheet1.J7" chart:label-cell-address="Sheet1.J6:Sheet1.J6" chart:class="chart:bar">
            <chart:error-indicator chart:style-name="ch11" chart:dimension="y"/>
            <chart:data-point/>
          </chart:series>
          <chart:series chart:style-name="ch12" chart:values-cell-range-address="Sheet1.K7:Sheet1.K7" chart:label-cell-address="Sheet1.K6:Sheet1.K6" chart:class="chart:bar">
            <chart:error-indicator chart:style-name="ch13" chart:dimension="y"/>
            <chart:data-point/>
          </chart:series>
          <chart:series chart:style-name="ch14" chart:values-cell-range-address="Sheet1.L7:Sheet1.L7" chart:label-cell-address="Sheet1.L6:Sheet1.L6" chart:class="chart:bar">
            <chart:error-indicator chart:style-name="ch15" chart:dimension="y"/>
            <chart:data-point/>
          </chart:series>
          <chart:series chart:style-name="ch16" chart:values-cell-range-address="Sheet1.M7:Sheet1.M7" chart:label-cell-address="Sheet1.M6:Sheet1.M6" chart:class="chart:bar">
            <chart:error-indicator chart:style-name="ch17" chart:dimension="y"/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mples Training</text:p>
                <draw:g>
                  <svg:desc>Sheet1.J6:Sheet1.J6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Dirichlet Process Output Training</text:p>
                <draw:g>
                  <svg:desc>Sheet1.K6:Sheet1.K6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amples Testing</text:p>
                <draw:g>
                  <svg:desc>Sheet1.L6:Sheet1.L6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Dirichlet Process Output Testing</text:p>
                <draw:g>
                  <svg:desc>Sheet1.M6:Sheet1.M6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9468">
                <text:p>0.9468</text:p>
                <draw:g>
                  <svg:desc>Sheet1.J7:Sheet1.J7</svg:desc>
                </draw:g>
              </table:table-cell>
              <table:table-cell office:value-type="float" office:value="0.00800000000000001">
                <text:p>0.00800000000000001</text:p>
                <draw:g>
                  <svg:desc>Sheet1.J8:Sheet1.J8</svg:desc>
                </draw:g>
              </table:table-cell>
              <table:table-cell office:value-type="float" office:value="0.00800000000000001">
                <text:p>0.00800000000000001</text:p>
                <draw:g>
                  <svg:desc>Sheet1.J8:Sheet1.J8</svg:desc>
                </draw:g>
              </table:table-cell>
              <table:table-cell office:value-type="float" office:value="0.9126">
                <text:p>0.9126</text:p>
                <draw:g>
                  <svg:desc>Sheet1.K7:Sheet1.K7</svg:desc>
                </draw:g>
              </table:table-cell>
              <table:table-cell office:value-type="float" office:value="0.018">
                <text:p>0.018</text:p>
                <draw:g>
                  <svg:desc>Sheet1.K8:Sheet1.K8</svg:desc>
                </draw:g>
              </table:table-cell>
              <table:table-cell office:value-type="float" office:value="0.018">
                <text:p>0.018</text:p>
                <draw:g>
                  <svg:desc>Sheet1.K8:Sheet1.K8</svg:desc>
                </draw:g>
              </table:table-cell>
              <table:table-cell office:value-type="float" office:value="0.7292">
                <text:p>0.7292</text:p>
                <draw:g>
                  <svg:desc>Sheet1.L7:Sheet1.L7</svg:desc>
                </draw:g>
              </table:table-cell>
              <table:table-cell office:value-type="float" office:value="0.085">
                <text:p>0.085</text:p>
                <draw:g>
                  <svg:desc>Sheet1.L8:Sheet1.L8</svg:desc>
                </draw:g>
              </table:table-cell>
              <table:table-cell office:value-type="float" office:value="0.085">
                <text:p>0.085</text:p>
                <draw:g>
                  <svg:desc>Sheet1.L8:Sheet1.L8</svg:desc>
                </draw:g>
              </table:table-cell>
              <table:table-cell office:value-type="float" office:value="0.7216">
                <text:p>0.7216</text:p>
                <draw:g>
                  <svg:desc>Sheet1.M7:Sheet1.M7</svg:desc>
                </draw:g>
              </table:table-cell>
              <table:table-cell office:value-type="float" office:value="0.0429999999999999">
                <text:p>0.0429999999999999</text:p>
                <draw:g>
                  <svg:desc>Sheet1.M8:Sheet1.M8</svg:desc>
                </draw:g>
              </table:table-cell>
              <table:table-cell office:value-type="float" office:value="0.0429999999999999">
                <text:p>0.0429999999999999</text:p>
                <draw:g>
                  <svg:desc>Sheet1.M8:Sheet1.M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" chart:interval-minor-divisor="1" chart:gap-width="50" chart:overlap="-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J40:Sheet1.J40" chart:error-lower-range="Sheet1.J40:Sheet1.J40"/>
      <style:graphic-properties draw:stroke="none" draw:fill-color="#aea79f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J40:Sheet1.J40" chart:error-lower-range="Sheet1.J40:Sheet1.J40" chart:std-weight="1"/>
      <style:graphic-properties draw:stroke="solid" svg:stroke-width="0.051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 chart:error-category="cell-range" chart:error-upper-range="Sheet1.K40:Sheet1.K40" chart:error-lower-range="Sheet1.K40:Sheet1.K40"/>
      <style:graphic-properties draw:stroke="none" draw:fill-color="#333333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K40:Sheet1.K40" chart:error-lower-range="Sheet1.K40:Sheet1.K40" chart:std-weight="1"/>
      <style:graphic-properties draw:stroke="solid" svg:stroke-width="0.051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heet1.L40:Sheet1.L40" chart:error-lower-range="Sheet1.L40:Sheet1.L40"/>
      <style:graphic-properties draw:stroke="none" draw:fill="hatch" draw:fill-color="#aea79f" draw:fill-hatch-name="Black_20_45_20_Degrees" draw:fill-hatch-solid="true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1.L40:Sheet1.L40" chart:error-lower-range="Sheet1.L40:Sheet1.L40" chart:std-weight="1"/>
      <style:graphic-properties draw:stroke="solid" svg:stroke-width="0.051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Sheet1.M40:Sheet1.M40" chart:error-lower-range="Sheet1.M40:Sheet1.M40"/>
      <style:graphic-properties draw:stroke="none" draw:fill="hatch" draw:fill-color="#333333" draw:fill-hatch-name="Black_20_45_20_Degrees" draw:fill-hatch-solid="true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heet1.M40:Sheet1.M40" chart:error-lower-range="Sheet1.M40:Sheet1.M40" chart:std-weight="1"/>
      <style:graphic-properties draw:stroke="solid" svg:stroke-width="0.051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39cm" svg:y="0.316cm" chart:style-name="ch2">
          <text:p>Dirichlet Process Clustering</text:p>
        </chart:title>
        <chart:subtitle svg:x="2.162cm" svg:y="1.301cm" chart:style-name="ch3">
          <text:p>Classification Accuracy (SVM Radial Basis Function (RBF) Kernel)</text:p>
        </chart:subtitle>
        <chart:legend chart:legend-position="end" svg:x="10.562cm" svg:y="3.057cm" style:legend-expansion="high" chart:style-name="ch4"/>
        <chart:plot-area chart:style-name="ch5" table:cell-range-address="Sheet1.J38:Sheet1.M39" chart:data-source-has-labels="row" svg:x="1.331cm" svg:y="2.19cm" svg:width="8.911cm" svg:height="6.63cm">
          <chartooo:coordinate-region svg:x="2.058cm" svg:y="2.389cm" svg:width="8.184cm" svg:height="6.232cm"/>
          <chart:axis chart:dimension="x" chart:name="primary-x" chart:style-name="ch6"/>
          <chart:axis chart:dimension="y" chart:name="primary-y" chart:style-name="ch7">
            <chart:title svg:x="0.451cm" svg:y="5.906cm" chart:style-name="ch8">
              <text:p>ACC</text:p>
            </chart:title>
            <chart:grid chart:style-name="ch9" chart:class="major"/>
          </chart:axis>
          <chart:series chart:style-name="ch10" chart:values-cell-range-address="Sheet1.J39:Sheet1.J39" chart:label-cell-address="Sheet1.J38:Sheet1.J38" chart:class="chart:bar">
            <chart:error-indicator chart:style-name="ch11" chart:dimension="y"/>
            <chart:data-point chart:style-name="ch12"/>
          </chart:series>
          <chart:series chart:style-name="ch13" chart:values-cell-range-address="Sheet1.K39:Sheet1.K39" chart:label-cell-address="Sheet1.K38:Sheet1.K38" chart:class="chart:bar">
            <chart:error-indicator chart:style-name="ch14" chart:dimension="y"/>
            <chart:data-point/>
          </chart:series>
          <chart:series chart:style-name="ch15" chart:values-cell-range-address="Sheet1.L39:Sheet1.L39" chart:label-cell-address="Sheet1.L38:Sheet1.L38" chart:class="chart:bar">
            <chart:error-indicator chart:style-name="ch16" chart:dimension="y"/>
            <chart:data-point/>
          </chart:series>
          <chart:series chart:style-name="ch17" chart:values-cell-range-address="Sheet1.M39:Sheet1.M39" chart:label-cell-address="Sheet1.M38:Sheet1.M38" chart:class="chart:bar">
            <chart:error-indicator chart:style-name="ch18" chart:dimension="y"/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mples Training</text:p>
                <draw:g>
                  <svg:desc>Sheet1.J38:Sheet1.J38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Dirichlet Process Output Training</text:p>
                <draw:g>
                  <svg:desc>Sheet1.K38:Sheet1.K38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amples Testing</text:p>
                <draw:g>
                  <svg:desc>Sheet1.L38:Sheet1.L38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Dirichlet Process Output Testing</text:p>
                <draw:g>
                  <svg:desc>Sheet1.M38:Sheet1.M38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9526">
                <text:p>0.9526</text:p>
                <draw:g>
                  <svg:desc>Sheet1.J39:Sheet1.J39</svg:desc>
                </draw:g>
              </table:table-cell>
              <table:table-cell office:value-type="float" office:value="0.00800000000000001">
                <text:p>0.00800000000000001</text:p>
                <draw:g>
                  <svg:desc>Sheet1.J40:Sheet1.J40</svg:desc>
                </draw:g>
              </table:table-cell>
              <table:table-cell office:value-type="float" office:value="0.00800000000000001">
                <text:p>0.00800000000000001</text:p>
                <draw:g>
                  <svg:desc>Sheet1.J40:Sheet1.J40</svg:desc>
                </draw:g>
              </table:table-cell>
              <table:table-cell office:value-type="float" office:value="0.9164">
                <text:p>0.9164</text:p>
                <draw:g>
                  <svg:desc>Sheet1.K39:Sheet1.K39</svg:desc>
                </draw:g>
              </table:table-cell>
              <table:table-cell office:value-type="float" office:value="0.014">
                <text:p>0.014</text:p>
                <draw:g>
                  <svg:desc>Sheet1.K40:Sheet1.K40</svg:desc>
                </draw:g>
              </table:table-cell>
              <table:table-cell office:value-type="float" office:value="0.014">
                <text:p>0.014</text:p>
                <draw:g>
                  <svg:desc>Sheet1.K40:Sheet1.K40</svg:desc>
                </draw:g>
              </table:table-cell>
              <table:table-cell office:value-type="float" office:value="0.7292">
                <text:p>0.7292</text:p>
                <draw:g>
                  <svg:desc>Sheet1.L39:Sheet1.L39</svg:desc>
                </draw:g>
              </table:table-cell>
              <table:table-cell office:value-type="float" office:value="0.0479999999999999">
                <text:p>0.0479999999999999</text:p>
                <draw:g>
                  <svg:desc>Sheet1.L40:Sheet1.L40</svg:desc>
                </draw:g>
              </table:table-cell>
              <table:table-cell office:value-type="float" office:value="0.0479999999999999">
                <text:p>0.0479999999999999</text:p>
                <draw:g>
                  <svg:desc>Sheet1.L40:Sheet1.L40</svg:desc>
                </draw:g>
              </table:table-cell>
              <table:table-cell office:value-type="float" office:value="0.7198">
                <text:p>0.7198</text:p>
                <draw:g>
                  <svg:desc>Sheet1.M39:Sheet1.M39</svg:desc>
                </draw:g>
              </table:table-cell>
              <table:table-cell office:value-type="float" office:value="0.0469999999999999">
                <text:p>0.0469999999999999</text:p>
                <draw:g>
                  <svg:desc>Sheet1.M40:Sheet1.M40</svg:desc>
                </draw:g>
              </table:table-cell>
              <table:table-cell office:value-type="float" office:value="0.0469999999999999">
                <text:p>0.0469999999999999</text:p>
                <draw:g>
                  <svg:desc>Sheet1.M40:Sheet1.M40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gap-width="50" chart:overlap="-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J79:Sheet1.J79" chart:error-lower-range="Sheet1.J79:Sheet1.J79"/>
      <style:graphic-properties draw:stroke="none" draw:fill-color="#aea79f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J79:Sheet1.J79" chart:error-lower-range="Sheet1.J79:Sheet1.J79" chart:std-weight="1"/>
      <style:graphic-properties draw:stroke="solid" svg:stroke-width="0.051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Sheet1.K79:Sheet1.K79" chart:error-lower-range="Sheet1.K79:Sheet1.K79"/>
      <style:graphic-properties draw:stroke="none" draw:fill-color="#333333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K79:Sheet1.K79" chart:error-lower-range="Sheet1.K79:Sheet1.K79" chart:std-weight="1"/>
      <style:graphic-properties draw:stroke="solid" svg:stroke-width="0.051cm" svg:stroke-color="#000000" svg:stroke-opacity="100%" draw:stroke-linejoin="round"/>
    </style:style>
    <style:style style:name="ch14" style:family="chart" style:data-style-name="N0">
      <style:chart-properties chart:link-data-style-to-source="true" chart:error-category="cell-range" chart:error-upper-range="Sheet1.L79:Sheet1.L79" chart:error-lower-range="Sheet1.L79:Sheet1.L79"/>
      <style:graphic-properties draw:stroke="none" draw:fill="hatch" draw:fill-color="#aea79f" draw:fill-hatch-name="Black_20_45_20_Degrees" draw:fill-hatch-solid="true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1.L79:Sheet1.L79" chart:error-lower-range="Sheet1.L79:Sheet1.L79" chart:std-weight="1"/>
      <style:graphic-properties draw:stroke="solid" svg:stroke-width="0.051cm" svg:stroke-color="#000000" svg:stroke-opacity="100%" draw:stroke-linejoin="round"/>
    </style:style>
    <style:style style:name="ch16" style:family="chart" style:data-style-name="N0">
      <style:chart-properties chart:link-data-style-to-source="true" chart:error-category="cell-range" chart:error-upper-range="Sheet1.M79:Sheet1.M79" chart:error-lower-range="Sheet1.M79:Sheet1.M79"/>
      <style:graphic-properties draw:stroke="none" draw:fill="hatch" draw:fill-color="#333333" draw:fill-hatch-name="Black_20_45_20_Degrees" draw:fill-hatch-solid="true" dr3d:edge-rounding="5%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1.M79:Sheet1.M79" chart:error-lower-range="Sheet1.M79:Sheet1.M79" chart:std-weight="1"/>
      <style:graphic-properties draw:stroke="solid" svg:stroke-width="0.051cm" svg:stroke-color="#000000" svg:stroke-opacity="100%" draw:stroke-linejoin="round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88cm" svg:height="9.009cm" xlink:href=".." xlink:type="simple" chart:class="chart:bar" chart:style-name="ch1">
        <chart:title svg:x="6.336cm" svg:y="0.316cm" chart:style-name="ch2">
          <text:p>SOM Clustering</text:p>
        </chart:title>
        <chart:subtitle svg:x="4.087cm" svg:y="1.301cm" chart:style-name="ch3">
          <text:p>Classification Accuracy (SVM Linear Kernel)</text:p>
        </chart:subtitle>
        <chart:legend chart:legend-position="end" svg:x="12.032cm" svg:y="3.458cm" style:legend-expansion="high" chart:style-name="ch4"/>
        <chart:plot-area chart:style-name="ch5" table:cell-range-address="Sheet1.J77:Sheet1.M78" chart:data-source-has-labels="row" svg:x="1.33cm" svg:y="2.19cm" svg:width="10.383cm" svg:height="6.639cm">
          <chartooo:coordinate-region svg:x="2.057cm" svg:y="2.389cm" svg:width="9.656cm" svg:height="6.241cm"/>
          <chart:axis chart:dimension="x" chart:name="primary-x" chart:style-name="ch6"/>
          <chart:axis chart:dimension="y" chart:name="primary-y" chart:style-name="ch7">
            <chart:title svg:x="0.451cm" svg:y="5.91cm" chart:style-name="ch8">
              <text:p>ACC</text:p>
            </chart:title>
            <chart:grid chart:style-name="ch9" chart:class="major"/>
          </chart:axis>
          <chart:series chart:style-name="ch10" chart:values-cell-range-address="Sheet1.J78:Sheet1.J78" chart:label-cell-address="Sheet1.J77:Sheet1.J77" chart:class="chart:bar">
            <chart:error-indicator chart:style-name="ch11" chart:dimension="y"/>
            <chart:data-point/>
          </chart:series>
          <chart:series chart:style-name="ch12" chart:values-cell-range-address="Sheet1.K78:Sheet1.K78" chart:label-cell-address="Sheet1.K77:Sheet1.K77" chart:class="chart:bar">
            <chart:error-indicator chart:style-name="ch13" chart:dimension="y"/>
            <chart:data-point/>
          </chart:series>
          <chart:series chart:style-name="ch14" chart:values-cell-range-address="Sheet1.L78:Sheet1.L78" chart:label-cell-address="Sheet1.L77:Sheet1.L77" chart:class="chart:bar">
            <chart:error-indicator chart:style-name="ch15" chart:dimension="y"/>
            <chart:data-point/>
          </chart:series>
          <chart:series chart:style-name="ch16" chart:values-cell-range-address="Sheet1.M78:Sheet1.M78" chart:label-cell-address="Sheet1.M77:Sheet1.M77" chart:class="chart:bar">
            <chart:error-indicator chart:style-name="ch17" chart:dimension="y"/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mples Training</text:p>
                <draw:g>
                  <svg:desc>Sheet1.J77:Sheet1.J77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OM Output Training</text:p>
                <draw:g>
                  <svg:desc>Sheet1.K77:Sheet1.K77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amples Testing</text:p>
                <draw:g>
                  <svg:desc>Sheet1.L77:Sheet1.L77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OM Output Testing</text:p>
                <draw:g>
                  <svg:desc>Sheet1.M77:Sheet1.M77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9406">
                <text:p>0.9406</text:p>
                <draw:g>
                  <svg:desc>Sheet1.J78:Sheet1.J78</svg:desc>
                </draw:g>
              </table:table-cell>
              <table:table-cell office:value-type="float" office:value="0.018">
                <text:p>0.018</text:p>
                <draw:g>
                  <svg:desc>Sheet1.J79:Sheet1.J79</svg:desc>
                </draw:g>
              </table:table-cell>
              <table:table-cell office:value-type="float" office:value="0.018">
                <text:p>0.018</text:p>
                <draw:g>
                  <svg:desc>Sheet1.J79:Sheet1.J79</svg:desc>
                </draw:g>
              </table:table-cell>
              <table:table-cell office:value-type="float" office:value="0.7056">
                <text:p>0.7056</text:p>
                <draw:g>
                  <svg:desc>Sheet1.K78:Sheet1.K78</svg:desc>
                </draw:g>
              </table:table-cell>
              <table:table-cell office:value-type="float" office:value="0.0349999999999999">
                <text:p>0.0349999999999999</text:p>
                <draw:g>
                  <svg:desc>Sheet1.K79:Sheet1.K79</svg:desc>
                </draw:g>
              </table:table-cell>
              <table:table-cell office:value-type="float" office:value="0.0349999999999999">
                <text:p>0.0349999999999999</text:p>
                <draw:g>
                  <svg:desc>Sheet1.K79:Sheet1.K79</svg:desc>
                </draw:g>
              </table:table-cell>
              <table:table-cell office:value-type="float" office:value="0.733">
                <text:p>0.733</text:p>
                <draw:g>
                  <svg:desc>Sheet1.L78:Sheet1.L78</svg:desc>
                </draw:g>
              </table:table-cell>
              <table:table-cell office:value-type="float" office:value="0.044">
                <text:p>0.044</text:p>
                <draw:g>
                  <svg:desc>Sheet1.L79:Sheet1.L79</svg:desc>
                </draw:g>
              </table:table-cell>
              <table:table-cell office:value-type="float" office:value="0.044">
                <text:p>0.044</text:p>
                <draw:g>
                  <svg:desc>Sheet1.L79:Sheet1.L79</svg:desc>
                </draw:g>
              </table:table-cell>
              <table:table-cell office:value-type="float" office:value="0.5778">
                <text:p>0.5778</text:p>
                <draw:g>
                  <svg:desc>Sheet1.M78:Sheet1.M78</svg:desc>
                </draw:g>
              </table:table-cell>
              <table:table-cell office:value-type="float" office:value="0.0129999999999999">
                <text:p>0.0129999999999999</text:p>
                <draw:g>
                  <svg:desc>Sheet1.M79:Sheet1.M79</svg:desc>
                </draw:g>
              </table:table-cell>
              <table:table-cell office:value-type="float" office:value="0.0129999999999999">
                <text:p>0.0129999999999999</text:p>
                <draw:g>
                  <svg:desc>Sheet1.M79:Sheet1.M7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" chart:interval-minor-divisor="1" chart:gap-width="50" chart:overlap="-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J109:Sheet1.J109" chart:error-lower-range="Sheet1.J109:Sheet1.J109"/>
      <style:graphic-properties draw:stroke="none" draw:fill-color="#aea79f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J109:Sheet1.J109" chart:error-lower-range="Sheet1.J109:Sheet1.J109" chart:std-weight="1"/>
      <style:graphic-properties draw:stroke="solid" svg:stroke-width="0.051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 chart:error-category="cell-range" chart:error-upper-range="Sheet1.K109:Sheet1.K109" chart:error-lower-range="Sheet1.K109:Sheet1.K109"/>
      <style:graphic-properties draw:stroke="none" draw:fill-color="#333333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K109:Sheet1.K109" chart:error-lower-range="Sheet1.K109:Sheet1.K109" chart:std-weight="1"/>
      <style:graphic-properties draw:stroke="solid" svg:stroke-width="0.051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heet1.L109:Sheet1.L109" chart:error-lower-range="Sheet1.L109:Sheet1.L109"/>
      <style:graphic-properties draw:stroke="none" draw:fill="hatch" draw:fill-color="#aea79f" draw:fill-hatch-name="Black_20_45_20_Degrees" draw:fill-hatch-solid="true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1.L109:Sheet1.L109" chart:error-lower-range="Sheet1.L109:Sheet1.L109" chart:std-weight="1"/>
      <style:graphic-properties draw:stroke="solid" svg:stroke-width="0.051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Sheet1.M109:Sheet1.M109" chart:error-lower-range="Sheet1.M109:Sheet1.M109"/>
      <style:graphic-properties draw:stroke="none" draw:fill="hatch" draw:fill-color="#333333" draw:fill-hatch-name="Black_20_45_20_Degrees" draw:fill-hatch-solid="true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heet1.M109:Sheet1.M109" chart:error-lower-range="Sheet1.M109:Sheet1.M109" chart:std-weight="1"/>
      <style:graphic-properties draw:stroke="solid" svg:stroke-width="0.051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42cm" svg:y="0.316cm" chart:style-name="ch2">
          <text:p>SOM Clustering</text:p>
        </chart:title>
        <chart:subtitle svg:x="2.162cm" svg:y="1.301cm" chart:style-name="ch3">
          <text:p>Classification Accuracy (SVM Radial Basis Function (RBF) Kernel)</text:p>
        </chart:subtitle>
        <chart:legend chart:legend-position="end" svg:x="12.044cm" svg:y="3.454cm" style:legend-expansion="high" chart:style-name="ch4"/>
        <chart:plot-area chart:style-name="ch5" table:cell-range-address="Sheet1.J107:Sheet1.M108" chart:data-source-has-labels="row" svg:x="1.331cm" svg:y="2.19cm" svg:width="10.393cm" svg:height="6.63cm">
          <chartooo:coordinate-region svg:x="2.058cm" svg:y="2.389cm" svg:width="9.666cm" svg:height="6.232cm"/>
          <chart:axis chart:dimension="x" chart:name="primary-x" chart:style-name="ch6"/>
          <chart:axis chart:dimension="y" chart:name="primary-y" chart:style-name="ch7">
            <chart:title svg:x="0.451cm" svg:y="5.906cm" chart:style-name="ch8">
              <text:p>ACC</text:p>
            </chart:title>
            <chart:grid chart:style-name="ch9" chart:class="major"/>
          </chart:axis>
          <chart:series chart:style-name="ch10" chart:values-cell-range-address="Sheet1.J108:Sheet1.J108" chart:label-cell-address="Sheet1.J107:Sheet1.J107" chart:class="chart:bar">
            <chart:error-indicator chart:style-name="ch11" chart:dimension="y"/>
            <chart:data-point chart:style-name="ch12"/>
          </chart:series>
          <chart:series chart:style-name="ch13" chart:values-cell-range-address="Sheet1.K108:Sheet1.K108" chart:label-cell-address="Sheet1.K107:Sheet1.K107" chart:class="chart:bar">
            <chart:error-indicator chart:style-name="ch14" chart:dimension="y"/>
            <chart:data-point/>
          </chart:series>
          <chart:series chart:style-name="ch15" chart:values-cell-range-address="Sheet1.L108:Sheet1.L108" chart:label-cell-address="Sheet1.L107:Sheet1.L107" chart:class="chart:bar">
            <chart:error-indicator chart:style-name="ch16" chart:dimension="y"/>
            <chart:data-point/>
          </chart:series>
          <chart:series chart:style-name="ch17" chart:values-cell-range-address="Sheet1.M108:Sheet1.M108" chart:label-cell-address="Sheet1.M107:Sheet1.M107" chart:class="chart:bar">
            <chart:error-indicator chart:style-name="ch18" chart:dimension="y"/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mples Training</text:p>
                <draw:g>
                  <svg:desc>Sheet1.J107:Sheet1.J107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OM Output Training</text:p>
                <draw:g>
                  <svg:desc>Sheet1.K107:Sheet1.K107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amples Testing</text:p>
                <draw:g>
                  <svg:desc>Sheet1.L107:Sheet1.L107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OM Output Testing</text:p>
                <draw:g>
                  <svg:desc>Sheet1.M107:Sheet1.M107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947">
                <text:p>0.947</text:p>
                <draw:g>
                  <svg:desc>Sheet1.J108:Sheet1.J108</svg:desc>
                </draw:g>
              </table:table-cell>
              <table:table-cell office:value-type="float" office:value="0.00900000000000001">
                <text:p>0.00900000000000001</text:p>
                <draw:g>
                  <svg:desc>Sheet1.J109:Sheet1.J109</svg:desc>
                </draw:g>
              </table:table-cell>
              <table:table-cell office:value-type="float" office:value="0.00900000000000001">
                <text:p>0.00900000000000001</text:p>
                <draw:g>
                  <svg:desc>Sheet1.J109:Sheet1.J109</svg:desc>
                </draw:g>
              </table:table-cell>
              <table:table-cell office:value-type="float" office:value="0.7088">
                <text:p>0.7088</text:p>
                <draw:g>
                  <svg:desc>Sheet1.K108:Sheet1.K108</svg:desc>
                </draw:g>
              </table:table-cell>
              <table:table-cell office:value-type="float" office:value="0.0359999999999999">
                <text:p>0.0359999999999999</text:p>
                <draw:g>
                  <svg:desc>Sheet1.K109:Sheet1.K109</svg:desc>
                </draw:g>
              </table:table-cell>
              <table:table-cell office:value-type="float" office:value="0.0359999999999999">
                <text:p>0.0359999999999999</text:p>
                <draw:g>
                  <svg:desc>Sheet1.K109:Sheet1.K109</svg:desc>
                </draw:g>
              </table:table-cell>
              <table:table-cell office:value-type="float" office:value="0.7172">
                <text:p>0.7172</text:p>
                <draw:g>
                  <svg:desc>Sheet1.L108:Sheet1.L108</svg:desc>
                </draw:g>
              </table:table-cell>
              <table:table-cell office:value-type="float" office:value="0.0249999999999999">
                <text:p>0.0249999999999999</text:p>
                <draw:g>
                  <svg:desc>Sheet1.L109:Sheet1.L109</svg:desc>
                </draw:g>
              </table:table-cell>
              <table:table-cell office:value-type="float" office:value="0.0249999999999999">
                <text:p>0.0249999999999999</text:p>
                <draw:g>
                  <svg:desc>Sheet1.L109:Sheet1.L109</svg:desc>
                </draw:g>
              </table:table-cell>
              <table:table-cell office:value-type="float" office:value="0.5782">
                <text:p>0.5782</text:p>
                <draw:g>
                  <svg:desc>Sheet1.M108:Sheet1.M108</svg:desc>
                </draw:g>
              </table:table-cell>
              <table:table-cell office:value-type="float" office:value="0.0209999999999999">
                <text:p>0.0209999999999999</text:p>
                <draw:g>
                  <svg:desc>Sheet1.M109:Sheet1.M109</svg:desc>
                </draw:g>
              </table:table-cell>
              <table:table-cell office:value-type="float" office:value="0.0209999999999999">
                <text:p>0.0209999999999999</text:p>
                <draw:g>
                  <svg:desc>Sheet1.M109:Sheet1.M109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